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9271in"/>
    </style:style>
    <style:style style:name="Таблица1.B" style:family="table-column">
      <style:table-column-properties style:column-width="4.7708in"/>
    </style:style>
    <style:style style:name="Таблица1.A1" style:family="table-cell">
      <style:table-cell-properties fo:background-color="#eeeeee" fo:padding="0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in" fo:border="0.05pt solid #000000">
        <style:background-image/>
      </style:table-cell-properties>
    </style:style>
    <style:style style:name="Таблица1.A2" style:family="table-cell">
      <style:table-cell-properties fo:padding="0in" fo:border-left="0.05pt solid #000000" fo:border-right="none" fo:border-top="none" fo:border-bottom="0.05pt solid #000000"/>
    </style:style>
    <style:style style:name="Таблица1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in" fo:border-left="0.05pt solid #000000" fo:border-right="none" fo:border-top="none" fo:border-bottom="0.05pt solid #000000"/>
    </style:style>
    <style:style style:name="Таблица1.B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in" fo:border-left="0.05pt solid #000000" fo:border-right="none" fo:border-top="none" fo:border-bottom="0.05pt solid #000000"/>
    </style:style>
    <style:style style:name="Таблица1.B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" style:family="table">
      <style:table-properties style:width="6.6979in" fo:margin-left="0in" table:align="left"/>
    </style:style>
    <style:style style:name="Таблица2.A" style:family="table-column">
      <style:table-column-properties style:column-width="1.9271in"/>
    </style:style>
    <style:style style:name="Таблица2.B" style:family="table-column">
      <style:table-column-properties style:column-width="4.7708in"/>
    </style:style>
    <style:style style:name="Таблица2.A1" style:family="table-cell">
      <style:table-cell-properties fo:padding="0in" fo:border="0.05pt solid #000000"/>
    </style:style>
    <style:style style:name="Таблица2.A2" style:family="table-cell">
      <style:table-cell-properties fo:padding="0in" fo:border-left="0.05pt solid #000000" fo:border-right="none" fo:border-top="none" fo:border-bottom="0.05pt solid #000000"/>
    </style:style>
    <style:style style:name="Таблица2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in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9271in"/>
    </style:style>
    <style:style style:name="Таблица3.B" style:family="table-column">
      <style:table-column-properties style:column-width="4.7708in"/>
    </style:style>
    <style:style style:name="Таблица3.A1" style:family="table-cell">
      <style:table-cell-properties fo:padding="0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in" fo:border="0.05pt solid #000000"/>
    </style:style>
    <style:style style:name="Таблица3.A2" style:family="table-cell">
      <style:table-cell-properties fo:padding="0in" fo:border-left="0.05pt solid #000000" fo:border-right="none" fo:border-top="none" fo:border-bottom="0.05pt solid #000000"/>
    </style:style>
    <style:style style:name="Таблица3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4" style:family="table">
      <style:table-properties style:width="6.6979in" fo:margin-left="0in" table:align="left"/>
    </style:style>
    <style:style style:name="Таблица4.A" style:family="table-column">
      <style:table-column-properties style:column-width="1.9271in"/>
    </style:style>
    <style:style style:name="Таблица4.B" style:family="table-column">
      <style:table-column-properties style:column-width="4.7708in"/>
    </style:style>
    <style:style style:name="Таблица4.A1" style:family="table-cell">
      <style:table-cell-properties fo:padding="0in" fo:border="0.05pt solid #000000"/>
    </style:style>
    <style:style style:name="Таблица4.A2" style:family="table-cell">
      <style:table-cell-properties fo:padding="0in" fo:border-left="0.05pt solid #000000" fo:border-right="none" fo:border-top="none" fo:border-bottom="0.05pt solid #000000"/>
    </style:style>
    <style:style style:name="Таблица4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5" style:family="table">
      <style:table-properties style:width="6.6979in" fo:margin-left="0in" table:align="left"/>
    </style:style>
    <style:style style:name="Таблица5.A" style:family="table-column">
      <style:table-column-properties style:column-width="1.9271in"/>
    </style:style>
    <style:style style:name="Таблица5.B" style:family="table-column">
      <style:table-column-properties style:column-width="4.7708in"/>
    </style:style>
    <style:style style:name="Таблица5.A1" style:family="table-cell">
      <style:table-cell-properties fo:padding="0in" fo:border="0.05pt solid #000000"/>
    </style:style>
    <style:style style:name="Таблица5.A2" style:family="table-cell">
      <style:table-cell-properties fo:padding="0in" fo:border-left="0.05pt solid #000000" fo:border-right="none" fo:border-top="none" fo:border-bottom="0.05pt solid #000000"/>
    </style:style>
    <style:style style:name="Таблица5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" style:family="table">
      <style:table-properties style:width="6.6979in" fo:margin-left="0in" table:align="left"/>
    </style:style>
    <style:style style:name="Таблица6.A" style:family="table-column">
      <style:table-column-properties style:column-width="1.9271in"/>
    </style:style>
    <style:style style:name="Таблица6.B" style:family="table-column">
      <style:table-column-properties style:column-width="4.7708in"/>
    </style:style>
    <style:style style:name="Таблица6.A1" style:family="table-cell">
      <style:table-cell-properties fo:padding="0in" fo:border="0.05pt solid #000000"/>
    </style:style>
    <style:style style:name="Таблица6.A2" style:family="table-cell">
      <style:table-cell-properties fo:padding="0in" fo:border-left="0.05pt solid #000000" fo:border-right="none" fo:border-top="none" fo:border-bottom="0.05pt solid #000000"/>
    </style:style>
    <style:style style:name="Таблица6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in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6.6979in" fo:margin-left="0in" table:align="left"/>
    </style:style>
    <style:style style:name="Таблица7.A" style:family="table-column">
      <style:table-column-properties style:column-width="1.9271in"/>
    </style:style>
    <style:style style:name="Таблица7.B" style:family="table-column">
      <style:table-column-properties style:column-width="4.7708in"/>
    </style:style>
    <style:style style:name="Таблица7.A1" style:family="table-cell">
      <style:table-cell-properties fo:padding="0in" fo:border="0.05pt solid #000000"/>
    </style:style>
    <style:style style:name="Таблица7.A2" style:family="table-cell">
      <style:table-cell-properties fo:padding="0in" fo:border-left="0.05pt solid #000000" fo:border-right="none" fo:border-top="none" fo:border-bottom="0.05pt solid #000000"/>
    </style:style>
    <style:style style:name="Таблица7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6.6979in" fo:margin-left="0in" table:align="left"/>
    </style:style>
    <style:style style:name="Таблица8.A" style:family="table-column">
      <style:table-column-properties style:column-width="1.9271in"/>
    </style:style>
    <style:style style:name="Таблица8.B" style:family="table-column">
      <style:table-column-properties style:column-width="4.7708in"/>
    </style:style>
    <style:style style:name="Таблица8.A1" style:family="table-cell">
      <style:table-cell-properties fo:padding="0in" fo:border="0.05pt solid #000000"/>
    </style:style>
    <style:style style:name="Таблица8.A2" style:family="table-cell">
      <style:table-cell-properties fo:padding="0in" fo:border-left="0.05pt solid #000000" fo:border-right="none" fo:border-top="none" fo:border-bottom="0.05pt solid #000000"/>
    </style:style>
    <style:style style:name="Таблица8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6.6979in" fo:margin-left="0in" table:align="left"/>
    </style:style>
    <style:style style:name="Таблица9.A" style:family="table-column">
      <style:table-column-properties style:column-width="1.9271in"/>
    </style:style>
    <style:style style:name="Таблица9.B" style:family="table-column">
      <style:table-column-properties style:column-width="4.7708in"/>
    </style:style>
    <style:style style:name="Таблица9.A1" style:family="table-cell">
      <style:table-cell-properties fo:padding="0in" fo:border="0.05pt solid #000000"/>
    </style:style>
    <style:style style:name="Таблица9.A2" style:family="table-cell">
      <style:table-cell-properties fo:padding="0in" fo:border-left="0.05pt solid #000000" fo:border-right="none" fo:border-top="none" fo:border-bottom="0.05pt solid #000000"/>
    </style:style>
    <style:style style:name="Таблица9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" style:family="table">
      <style:table-properties style:width="6.6979in" fo:margin-left="0in" table:align="left"/>
    </style:style>
    <style:style style:name="Таблица10.A" style:family="table-column">
      <style:table-column-properties style:column-width="1.8854in"/>
    </style:style>
    <style:style style:name="Таблица10.B" style:family="table-column">
      <style:table-column-properties style:column-width="4.8125in"/>
    </style:style>
    <style:style style:name="Таблица10.A1" style:family="table-cell">
      <style:table-cell-properties fo:padding="0in" fo:border="0.05pt solid #000000"/>
    </style:style>
    <style:style style:name="Таблица10.A2" style:family="table-cell">
      <style:table-cell-properties fo:padding="0in" fo:border-left="0.05pt solid #000000" fo:border-right="none" fo:border-top="none" fo:border-bottom="0.05pt solid #000000"/>
    </style:style>
    <style:style style:name="Таблица10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b2cfc8" style:font-size-asian="12pt" style:font-size-complex="12pt"/>
    </style:style>
    <style:style style:name="P5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5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61c8e" officeooo:paragraph-rsid="00e61c8e"/>
    </style:style>
    <style:style style:name="P6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6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d2a26"/>
    </style:style>
    <style:style style:name="P6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f2a99"/>
    </style:style>
    <style:style style:name="P7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20b0a1"/>
    </style:style>
    <style:style style:name="P7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7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7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434e1e"/>
    </style:style>
    <style:style style:name="P8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b78c11"/>
    </style:style>
    <style:style style:name="P8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8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a0a3b4"/>
    </style:style>
    <style:style style:name="P8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63201"/>
    </style:style>
    <style:style style:name="P8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b9d41"/>
    </style:style>
    <style:style style:name="P8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c9a17"/>
    </style:style>
    <style:style style:name="P8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1e8ceba"/>
    </style:style>
    <style:style style:name="P9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9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9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e8ceba"/>
    </style:style>
    <style:style style:name="P9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5e9c7"/>
    </style:style>
    <style:style style:name="P9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1d561bf"/>
    </style:style>
    <style:style style:name="P9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2226c11"/>
    </style:style>
    <style:style style:name="P9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9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82298"/>
    </style:style>
    <style:style style:name="P9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9a5e1"/>
    </style:style>
    <style:style style:name="P9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81f2"/>
    </style:style>
    <style:style style:name="P10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5ec1c8"/>
    </style:style>
    <style:style style:name="P10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6af99d"/>
    </style:style>
    <style:style style:name="P10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05df"/>
    </style:style>
    <style:style style:name="P10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19929"/>
    </style:style>
    <style:style style:name="P10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36487"/>
    </style:style>
    <style:style style:name="P10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4fb93"/>
    </style:style>
    <style:style style:name="P10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75c1b"/>
    </style:style>
    <style:style style:name="P10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a9f8f"/>
    </style:style>
    <style:style style:name="P10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493f6b"/>
    </style:style>
    <style:style style:name="P10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56cfef" officeooo:paragraph-rsid="02236487"/>
    </style:style>
    <style:style style:name="P1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d63201" officeooo:paragraph-rsid="022c0c5e"/>
    </style:style>
    <style:style style:name="P1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b9d41" officeooo:paragraph-rsid="022d0785"/>
    </style:style>
    <style:style style:name="P11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47f56c"/>
    </style:style>
    <style:style style:name="P1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541d7c"/>
    </style:style>
    <style:style style:name="P11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1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16d1c4" officeooo:paragraph-rsid="00417bc4"/>
    </style:style>
    <style:style style:name="P11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1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1df66e"/>
    </style:style>
    <style:style style:name="P12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6aa09"/>
    </style:style>
    <style:style style:name="P12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18ec4"/>
    </style:style>
    <style:style style:name="P12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218ec99"/>
    </style:style>
    <style:style style:name="P12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08fc41e"/>
    </style:style>
    <style:style style:name="P12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af5d7"/>
    </style:style>
    <style:style style:name="P12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b750d"/>
    </style:style>
    <style:style style:name="P12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2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d44c4" officeooo:paragraph-rsid="0066550c"/>
    </style:style>
    <style:style style:name="P12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1738dd7"/>
    </style:style>
    <style:style style:name="P12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21b414b"/>
    </style:style>
    <style:style style:name="P13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0ff0d6d"/>
    </style:style>
    <style:style style:name="P13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16ca117"/>
    </style:style>
    <style:style style:name="P13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d2026"/>
    </style:style>
    <style:style style:name="P13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6910"/>
    </style:style>
    <style:style style:name="P13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3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326e51"/>
    </style:style>
    <style:style style:name="P13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3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3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3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2026d59"/>
    </style:style>
    <style:style style:name="P14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4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10881b9" officeooo:paragraph-rsid="02326e51"/>
    </style:style>
    <style:style style:name="P14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14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14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14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.0398in" fo:margin-right="0in" fo:margin-top="0in" fo:margin-bottom="0in" style:contextual-spacing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48" style:family="paragraph" style:parent-style-name="Standard" style:master-page-name="">
      <style:paragraph-properties fo:margin-left="0.039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language="en" fo:country="US" officeooo:rsid="00ff0d6d" officeooo:paragraph-rsid="0106cff2"/>
    </style:style>
    <style:style style:name="P149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50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51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2" style:family="paragraph" style:parent-style-name="Text_20_body">
      <style:paragraph-properties fo:margin-left="0.0398in" fo:margin-right="0in" fo:margin-top="0in" fo:margin-bottom="0in" style:contextual-spacing="false" fo:text-indent="0in" style:auto-text-indent="false"/>
      <style:text-properties officeooo:paragraph-rsid="020d468e"/>
    </style:style>
    <style:style style:name="P15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in" fo:border="none" style:shadow="none" style:join-border="false">
        <style:tab-stops>
          <style:tab-stop style:position="2.3957in"/>
        </style:tab-stops>
      </style:paragraph-properties>
      <style:text-properties officeooo:paragraph-rsid="00ee9e19"/>
    </style:style>
    <style:style style:name="P15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193in" fo:border-left="none" fo:border-right="none" fo:border-top="0.06pt solid #000000" fo:border-bottom="none" style:shadow="non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56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</style:style>
    <style:style style:name="P157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58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style:font-size-asian="12pt" style:font-size-complex="12pt"/>
    </style:style>
    <style:style style:name="P159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language="ru" fo:country="RU" officeooo:rsid="00018ec4" officeooo:paragraph-rsid="01c23df0"/>
    </style:style>
    <style:style style:name="P160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1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rsid="02573df1" officeooo:paragraph-rsid="0258ffb1" style:font-size-asian="18pt" style:font-size-complex="18pt"/>
    </style:style>
    <style:style style:name="P162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8057a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66" style:family="paragraph" style:parent-style-name="Standard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67" style:family="paragraph" style:parent-style-name="Standard" style:master-page-name="">
      <style:paragraph-properties fo:margin-left="0.0311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68" style:family="paragraph" style:parent-style-name="Standard">
      <style:paragraph-properties fo:margin-left="0.0311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69" style:family="paragraph" style:parent-style-name="Standard" style:list-style-name="L1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70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f3e3f1" style:font-size-asian="12pt" style:font-size-complex="12pt"/>
    </style:style>
    <style:style style:name="P171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7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173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74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75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76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77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78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language="en" fo:country="US" officeooo:rsid="00377161" officeooo:paragraph-rsid="00b44340"/>
    </style:style>
    <style:style style:name="P179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18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18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739cf"/>
    </style:style>
    <style:style style:name="P18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5e2f59" officeooo:paragraph-rsid="025e2f59"/>
    </style:style>
    <style:style style:name="P18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8b16a" officeooo:paragraph-rsid="0198b16a"/>
    </style:style>
    <style:style style:name="P184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a1216"/>
    </style:style>
    <style:style style:name="P185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df128"/>
    </style:style>
    <style:style style:name="P186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b98ad" officeooo:paragraph-rsid="019b98ad"/>
    </style:style>
    <style:style style:name="P187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88" style:family="paragraph" style:parent-style-name="Standard" style:list-style-name="L5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0d6d"/>
    </style:style>
    <style:style style:name="P189" style:family="paragraph" style:parent-style-name="Standard" style:list-style-name="L6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7da0"/>
    </style:style>
    <style:style style:name="P190" style:family="paragraph" style:parent-style-name="Standard" style:list-style-name="L8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P191" style:family="paragraph" style:parent-style-name="Standard" style:list-style-name="L7" style:master-page-name="">
      <style:paragraph-properties fo:margin-left="0.322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25e2f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e22f60"/>
    </style:style>
    <style:style style:name="T37" style:family="text">
      <style:text-properties fo:language="ru" fo:country="RU" officeooo:rsid="00e07902"/>
    </style:style>
    <style:style style:name="T38" style:family="text">
      <style:text-properties fo:language="ru" fo:country="RU" officeooo:rsid="00f99873"/>
    </style:style>
    <style:style style:name="T39" style:family="text">
      <style:text-properties fo:language="ru" fo:country="RU" officeooo:rsid="014851b9"/>
    </style:style>
    <style:style style:name="T40" style:family="text">
      <style:text-properties fo:language="ru" fo:country="RU" officeooo:rsid="02236487"/>
    </style:style>
    <style:style style:name="T41" style:family="text">
      <style:text-properties fo:language="ru" fo:country="RU" officeooo:rsid="022b750d"/>
    </style:style>
    <style:style style:name="T42" style:family="text">
      <style:text-properties fo:language="ru" fo:country="RU" officeooo:rsid="022c0c5e"/>
    </style:style>
    <style:style style:name="T43" style:family="text">
      <style:text-properties fo:language="ru" fo:country="RU" officeooo:rsid="002eac18"/>
    </style:style>
    <style:style style:name="T44" style:family="text">
      <style:text-properties fo:language="ru" fo:country="RU" officeooo:rsid="014552d2"/>
    </style:style>
    <style:style style:name="T45" style:family="text">
      <style:text-properties fo:language="ru" fo:country="RU" officeooo:rsid="00daa8b5"/>
    </style:style>
    <style:style style:name="T46" style:family="text">
      <style:text-properties fo:language="ru" fo:country="RU" officeooo:rsid="00f7ad68"/>
    </style:style>
    <style:style style:name="T47" style:family="text">
      <style:text-properties officeooo:rsid="00172148"/>
    </style:style>
    <style:style style:name="T48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9" style:family="text">
      <style:text-properties fo:color="#00cc00" fo:font-size="12pt" officeooo:rsid="003d3901" style:font-size-asian="12pt" style:font-size-complex="12pt"/>
    </style:style>
    <style:style style:name="T50" style:family="text">
      <style:text-properties officeooo:rsid="0066550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6550c" style:font-weight-asian="bold" style:font-weight-complex="bold"/>
    </style:style>
    <style:style style:name="T53" style:family="text">
      <style:text-properties fo:font-weight="bold" officeooo:rsid="00878411" style:font-weight-asian="bold" style:font-weight-complex="bold"/>
    </style:style>
    <style:style style:name="T54" style:family="text">
      <style:text-properties fo:font-weight="bold" officeooo:rsid="00ac5342" style:font-weight-asian="bold" style:font-weight-complex="bold"/>
    </style:style>
    <style:style style:name="T55" style:family="text">
      <style:text-properties fo:font-weight="bold" officeooo:rsid="00ad85bf" style:font-weight-asian="bold" style:font-weight-complex="bold"/>
    </style:style>
    <style:style style:name="T56" style:family="text">
      <style:text-properties fo:font-weight="bold" officeooo:rsid="00ae74d4" style:font-weight-asian="bold" style:font-weight-complex="bold"/>
    </style:style>
    <style:style style:name="T57" style:family="text">
      <style:text-properties fo:font-weight="bold" officeooo:rsid="024a895b" style:font-weight-asian="bold" style:font-weight-complex="bold"/>
    </style:style>
    <style:style style:name="T58" style:family="text">
      <style:text-properties fo:font-weight="bold" officeooo:rsid="0247f56c" style:font-weight-asian="bold" style:font-weight-complex="bold"/>
    </style:style>
    <style:style style:name="T59" style:family="text">
      <style:text-properties fo:font-weight="bold" officeooo:rsid="024ca784" style:font-weight-asian="bold" style:font-weight-complex="bold"/>
    </style:style>
    <style:style style:name="T60" style:family="text">
      <style:text-properties fo:font-weight="bold" officeooo:rsid="024d8a4b" style:font-weight-asian="bold" style:font-weight-complex="bold"/>
    </style:style>
    <style:style style:name="T61" style:family="text">
      <style:text-properties fo:font-weight="bold" officeooo:rsid="024ed5a3" style:font-weight-asian="bold" style:font-weight-complex="bold"/>
    </style:style>
    <style:style style:name="T62" style:family="text">
      <style:text-properties fo:font-weight="bold" officeooo:rsid="02507545" style:font-weight-asian="bold" style:font-weight-complex="bold"/>
    </style:style>
    <style:style style:name="T63" style:family="text">
      <style:text-properties fo:font-weight="bold" officeooo:rsid="002eac18" style:font-weight-asian="bold" style:font-weight-complex="bold"/>
    </style:style>
    <style:style style:name="T64" style:family="text">
      <style:text-properties officeooo:rsid="00b2cfc8"/>
    </style:style>
    <style:style style:name="T65" style:family="text">
      <style:text-properties officeooo:rsid="00cc73d3"/>
    </style:style>
    <style:style style:name="T66" style:family="text">
      <style:text-properties officeooo:rsid="00e89e27"/>
    </style:style>
    <style:style style:name="T67" style:family="text">
      <style:text-properties officeooo:rsid="011fc23e"/>
    </style:style>
    <style:style style:name="T68" style:family="text">
      <style:text-properties officeooo:rsid="00e22f60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273d1c" style:font-weight-asian="normal" style:font-weight-complex="normal"/>
    </style:style>
    <style:style style:name="T71" style:family="text">
      <style:text-properties fo:font-weight="normal" officeooo:rsid="01276c86" style:font-weight-asian="normal" style:font-weight-complex="normal"/>
    </style:style>
    <style:style style:name="T72" style:family="text">
      <style:text-properties fo:font-weight="normal" officeooo:rsid="002eac18" style:font-weight-asian="normal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276561" style:font-size-asian="12pt" style:font-size-complex="12pt"/>
    </style:style>
    <style:style style:name="T75" style:family="text">
      <style:text-properties fo:font-size="12pt" officeooo:rsid="001281d3" style:font-size-asian="12pt" style:font-size-complex="12pt"/>
    </style:style>
    <style:style style:name="T76" style:family="text">
      <style:text-properties fo:font-size="12pt" officeooo:rsid="00139ce1" style:font-size-asian="12pt" style:font-size-complex="12pt"/>
    </style:style>
    <style:style style:name="T77" style:family="text">
      <style:text-properties fo:font-size="12pt" officeooo:rsid="00190ee8" style:font-size-asian="12pt" style:font-size-complex="12pt"/>
    </style:style>
    <style:style style:name="T78" style:family="text">
      <style:text-properties fo:font-size="12pt" officeooo:rsid="0014d7b6" style:font-size-asian="12pt" style:font-size-complex="12pt"/>
    </style:style>
    <style:style style:name="T79" style:family="text">
      <style:text-properties fo:font-size="12pt" officeooo:rsid="001ee40c" style:font-size-asian="12pt" style:font-size-complex="12pt"/>
    </style:style>
    <style:style style:name="T80" style:family="text">
      <style:text-properties fo:font-size="12pt" officeooo:rsid="001f84a0" style:font-size-asian="12pt" style:font-size-complex="12pt"/>
    </style:style>
    <style:style style:name="T81" style:family="text">
      <style:text-properties fo:font-size="12pt" officeooo:rsid="000c67bb" style:font-size-asian="12pt" style:font-size-complex="12pt"/>
    </style:style>
    <style:style style:name="T82" style:family="text">
      <style:text-properties fo:font-size="12pt" officeooo:rsid="002a02f0" style:font-size-asian="12pt" style:font-size-complex="12pt"/>
    </style:style>
    <style:style style:name="T83" style:family="text">
      <style:text-properties fo:font-size="12pt" officeooo:rsid="002abe3d" style:font-size-asian="12pt" style:font-size-complex="12pt"/>
    </style:style>
    <style:style style:name="T84" style:family="text">
      <style:text-properties fo:font-size="12pt" officeooo:rsid="002c967c" style:font-size-asian="12pt" style:font-size-complex="12pt"/>
    </style:style>
    <style:style style:name="T85" style:family="text">
      <style:text-properties fo:font-size="12pt" officeooo:rsid="0034ec5b" style:font-size-asian="12pt" style:font-size-complex="12pt"/>
    </style:style>
    <style:style style:name="T86" style:family="text">
      <style:text-properties fo:font-size="12pt" officeooo:rsid="002dc178" style:font-size-asian="12pt" style:font-size-complex="12pt"/>
    </style:style>
    <style:style style:name="T87" style:family="text">
      <style:text-properties fo:font-size="12pt" officeooo:rsid="0044d409" style:font-size-asian="12pt" style:font-size-complex="12pt"/>
    </style:style>
    <style:style style:name="T88" style:family="text">
      <style:text-properties fo:font-size="12pt" officeooo:rsid="00476700" style:font-size-asian="12pt" style:font-size-complex="12pt"/>
    </style:style>
    <style:style style:name="T89" style:family="text">
      <style:text-properties fo:font-size="12pt" officeooo:rsid="00484952" style:font-size-asian="12pt" style:font-size-complex="12pt"/>
    </style:style>
    <style:style style:name="T90" style:family="text">
      <style:text-properties fo:font-size="12pt" officeooo:rsid="008fc41e" style:font-size-asian="12pt" style:font-size-complex="12pt"/>
    </style:style>
    <style:style style:name="T91" style:family="text">
      <style:text-properties fo:font-size="12pt" officeooo:rsid="00a0a3b4" style:font-size-asian="12pt" style:font-size-complex="12pt"/>
    </style:style>
    <style:style style:name="T92" style:family="text">
      <style:text-properties fo:font-size="12pt" officeooo:rsid="009d1841" style:font-size-asian="12pt" style:font-size-complex="12pt"/>
    </style:style>
    <style:style style:name="T93" style:family="text">
      <style:text-properties fo:font-size="12pt" officeooo:rsid="0096efb7" style:font-size-asian="12pt" style:font-size-complex="12pt"/>
    </style:style>
    <style:style style:name="T94" style:family="text">
      <style:text-properties fo:font-size="12pt" officeooo:rsid="00c6c39e" style:font-size-asian="12pt" style:font-size-complex="12pt"/>
    </style:style>
    <style:style style:name="T95" style:family="text">
      <style:text-properties fo:font-size="12pt" officeooo:rsid="00c5297a" style:font-size-asian="12pt" style:font-size-complex="12pt"/>
    </style:style>
    <style:style style:name="T96" style:family="text">
      <style:text-properties fo:font-size="12pt" officeooo:rsid="00d71ce5" style:font-size-asian="12pt" style:font-size-complex="12pt"/>
    </style:style>
    <style:style style:name="T97" style:family="text">
      <style:text-properties fo:font-size="12pt" officeooo:rsid="00eb9d41" style:font-size-asian="12pt" style:font-size-complex="12pt"/>
    </style:style>
    <style:style style:name="T98" style:family="text">
      <style:text-properties fo:font-size="12pt" officeooo:rsid="00ed1f4e" style:font-size-asian="12pt" style:font-size-complex="12pt"/>
    </style:style>
    <style:style style:name="T99" style:family="text">
      <style:text-properties fo:font-size="12pt" officeooo:rsid="01150e77" style:font-size-asian="12pt" style:font-size-complex="12pt"/>
    </style:style>
    <style:style style:name="T100" style:family="text">
      <style:text-properties fo:font-size="12pt" officeooo:rsid="00ff7da0" style:font-size-asian="12pt" style:font-size-complex="12pt"/>
    </style:style>
    <style:style style:name="T101" style:family="text">
      <style:text-properties fo:font-size="12pt" officeooo:rsid="01025316" style:font-size-asian="12pt" style:font-size-complex="12pt"/>
    </style:style>
    <style:style style:name="T102" style:family="text">
      <style:text-properties fo:font-size="12pt" officeooo:rsid="01039219" style:font-size-asian="12pt" style:font-size-complex="12pt"/>
    </style:style>
    <style:style style:name="T103" style:family="text">
      <style:text-properties fo:font-size="12pt" officeooo:rsid="0106094c" style:font-size-asian="12pt" style:font-size-complex="12pt"/>
    </style:style>
    <style:style style:name="T104" style:family="text">
      <style:text-properties fo:font-size="12pt" officeooo:rsid="010637f0" style:font-size-asian="12pt" style:font-size-complex="12pt"/>
    </style:style>
    <style:style style:name="T105" style:family="text">
      <style:text-properties fo:font-size="12pt" officeooo:rsid="0106cff2" style:font-size-asian="12pt" style:font-size-complex="12pt"/>
    </style:style>
    <style:style style:name="T106" style:family="text">
      <style:text-properties fo:font-size="12pt" officeooo:rsid="01003c09" style:font-size-asian="12pt" style:font-size-complex="12pt"/>
    </style:style>
    <style:style style:name="T107" style:family="text">
      <style:text-properties fo:font-size="12pt" officeooo:rsid="010c0367" style:font-size-asian="12pt" style:font-size-complex="12pt"/>
    </style:style>
    <style:style style:name="T108" style:family="text">
      <style:text-properties fo:font-size="12pt" officeooo:rsid="011c25c0" style:font-size-asian="12pt" style:font-size-complex="12pt"/>
    </style:style>
    <style:style style:name="T109" style:family="text">
      <style:text-properties fo:font-size="12pt" officeooo:rsid="01663cfe" style:font-size-asian="12pt" style:font-size-complex="12pt"/>
    </style:style>
    <style:style style:name="T110" style:family="text">
      <style:text-properties fo:font-size="12pt" officeooo:rsid="016766eb" style:font-size-asian="12pt" style:font-size-complex="12pt"/>
    </style:style>
    <style:style style:name="T111" style:family="text">
      <style:text-properties fo:font-size="12pt" officeooo:rsid="016813ba" style:font-size-asian="12pt" style:font-size-complex="12pt"/>
    </style:style>
    <style:style style:name="T112" style:family="text">
      <style:text-properties fo:font-size="12pt" officeooo:rsid="016949d8" style:font-size-asian="12pt" style:font-size-complex="12pt"/>
    </style:style>
    <style:style style:name="T113" style:family="text">
      <style:text-properties fo:font-size="12pt" officeooo:rsid="016ae986" style:font-size-asian="12pt" style:font-size-complex="12pt"/>
    </style:style>
    <style:style style:name="T114" style:family="text">
      <style:text-properties fo:font-size="12pt" officeooo:rsid="016c39fa" style:font-size-asian="12pt" style:font-size-complex="12pt"/>
    </style:style>
    <style:style style:name="T115" style:family="text">
      <style:text-properties fo:font-size="12pt" officeooo:rsid="016ca117" style:font-size-asian="12pt" style:font-size-complex="12pt"/>
    </style:style>
    <style:style style:name="T116" style:family="text">
      <style:text-properties fo:font-size="12pt" officeooo:rsid="016cc997" style:font-size-asian="12pt" style:font-size-complex="12pt"/>
    </style:style>
    <style:style style:name="T117" style:family="text">
      <style:text-properties fo:font-size="12pt" officeooo:rsid="016e46ee" style:font-size-asian="12pt" style:font-size-complex="12pt"/>
    </style:style>
    <style:style style:name="T118" style:family="text">
      <style:text-properties fo:font-size="12pt" officeooo:rsid="01709361" style:font-size-asian="12pt" style:font-size-complex="12pt"/>
    </style:style>
    <style:style style:name="T119" style:family="text">
      <style:text-properties fo:font-size="12pt" officeooo:rsid="01738dd7" style:font-size-asian="12pt" style:font-size-complex="12pt"/>
    </style:style>
    <style:style style:name="T120" style:family="text">
      <style:text-properties fo:font-size="12pt" officeooo:rsid="017440b3" style:font-size-asian="12pt" style:font-size-complex="12pt"/>
    </style:style>
    <style:style style:name="T121" style:family="text">
      <style:text-properties fo:font-size="12pt" officeooo:rsid="017611c6" style:font-size-asian="12pt" style:font-size-complex="12pt"/>
    </style:style>
    <style:style style:name="T122" style:family="text">
      <style:text-properties fo:font-size="12pt" officeooo:rsid="01780d9b" style:font-size-asian="12pt" style:font-size-complex="12pt"/>
    </style:style>
    <style:style style:name="T123" style:family="text">
      <style:text-properties fo:font-size="12pt" officeooo:rsid="0178c12a" style:font-size-asian="12pt" style:font-size-complex="12pt"/>
    </style:style>
    <style:style style:name="T124" style:family="text">
      <style:text-properties fo:font-size="12pt" officeooo:rsid="017dc527" style:font-size-asian="12pt" style:font-size-complex="12pt"/>
    </style:style>
    <style:style style:name="T125" style:family="text">
      <style:text-properties fo:font-size="12pt" officeooo:rsid="01821499" style:font-size-asian="12pt" style:font-size-complex="12pt"/>
    </style:style>
    <style:style style:name="T126" style:family="text">
      <style:text-properties fo:font-size="12pt" officeooo:rsid="0183e888" style:font-size-asian="12pt" style:font-size-complex="12pt"/>
    </style:style>
    <style:style style:name="T127" style:family="text">
      <style:text-properties fo:font-size="12pt" officeooo:rsid="0184f523" style:font-size-asian="12pt" style:font-size-complex="12pt"/>
    </style:style>
    <style:style style:name="T128" style:family="text">
      <style:text-properties fo:font-size="12pt" officeooo:rsid="019983c4" style:font-size-asian="12pt" style:font-size-complex="12pt"/>
    </style:style>
    <style:style style:name="T129" style:family="text">
      <style:text-properties fo:font-size="12pt" officeooo:rsid="01a5b861" style:font-size-asian="12pt" style:font-size-complex="12pt"/>
    </style:style>
    <style:style style:name="T130" style:family="text">
      <style:text-properties fo:font-size="12pt" officeooo:rsid="01c6ec3f" style:font-size-asian="12pt" style:font-size-complex="12pt"/>
    </style:style>
    <style:style style:name="T131" style:family="text">
      <style:text-properties fo:font-size="12pt" officeooo:rsid="01c9a5e1" style:font-size-asian="12pt" style:font-size-complex="12pt"/>
    </style:style>
    <style:style style:name="T132" style:family="text">
      <style:text-properties fo:font-size="12pt" officeooo:rsid="01d92b04" style:font-size-asian="12pt" style:font-size-complex="12pt"/>
    </style:style>
    <style:style style:name="T133" style:family="text">
      <style:text-properties fo:font-size="12pt" officeooo:rsid="01dafd5a" style:font-size-asian="12pt" style:font-size-complex="12pt"/>
    </style:style>
    <style:style style:name="T134" style:family="text">
      <style:text-properties fo:font-size="12pt" officeooo:rsid="020b8594" style:font-size-asian="12pt" style:font-size-complex="12pt"/>
    </style:style>
    <style:style style:name="T135" style:family="text">
      <style:text-properties fo:font-size="12pt" officeooo:rsid="0218ec99" style:font-size-asian="12pt" style:font-size-complex="12pt"/>
    </style:style>
    <style:style style:name="T136" style:family="text">
      <style:text-properties fo:font-size="12pt" officeooo:rsid="0219ae00" style:font-size-asian="12pt" style:font-size-complex="12pt"/>
    </style:style>
    <style:style style:name="T137" style:family="text">
      <style:text-properties fo:font-size="12pt" officeooo:rsid="021b414b" style:font-size-asian="12pt" style:font-size-complex="12pt"/>
    </style:style>
    <style:style style:name="T138" style:family="text">
      <style:text-properties fo:font-size="12pt" officeooo:rsid="021c0b80" style:font-size-asian="12pt" style:font-size-complex="12pt"/>
    </style:style>
    <style:style style:name="T139" style:family="text">
      <style:text-properties fo:font-size="12pt" officeooo:rsid="021d2a26" style:font-size-asian="12pt" style:font-size-complex="12pt"/>
    </style:style>
    <style:style style:name="T140" style:family="text">
      <style:text-properties fo:font-size="12pt" officeooo:rsid="022c0c5e" style:font-size-asian="12pt" style:font-size-complex="12pt"/>
    </style:style>
    <style:style style:name="T141" style:family="text">
      <style:text-properties fo:font-size="12pt" officeooo:rsid="02326e51" style:font-size-asian="12pt" style:font-size-complex="12pt"/>
    </style:style>
    <style:style style:name="T142" style:family="text">
      <style:text-properties fo:font-size="12pt" officeooo:rsid="02375322" style:font-size-asian="12pt" style:font-size-complex="12pt"/>
    </style:style>
    <style:style style:name="T143" style:family="text">
      <style:text-properties fo:font-size="12pt" officeooo:rsid="0259ade9" style:font-size-asian="12pt" style:font-size-complex="12pt"/>
    </style:style>
    <style:style style:name="T144" style:family="text">
      <style:text-properties fo:font-size="12pt" officeooo:rsid="025a2d64" style:font-size-asian="12pt" style:font-size-complex="12pt"/>
    </style:style>
    <style:style style:name="T145" style:family="text">
      <style:text-properties fo:font-size="12pt" officeooo:rsid="025b6eaf" style:font-size-asian="12pt" style:font-size-complex="12pt"/>
    </style:style>
    <style:style style:name="T146" style:family="text">
      <style:text-properties fo:font-size="12pt" officeooo:rsid="025ccc5f" style:font-size-asian="12pt" style:font-size-complex="12pt"/>
    </style:style>
    <style:style style:name="T147" style:family="text">
      <style:text-properties fo:font-size="12pt" officeooo:rsid="025e2f59" style:font-size-asian="12pt" style:font-size-complex="12pt"/>
    </style:style>
    <style:style style:name="T148" style:family="text">
      <style:text-properties fo:font-size="12pt" officeooo:rsid="026076dd" style:font-size-asian="12pt" style:font-size-complex="12pt"/>
    </style:style>
    <style:style style:name="T149" style:family="text">
      <style:text-properties fo:font-size="12pt" officeooo:rsid="0261a986" style:font-size-asian="12pt" style:font-size-complex="12pt"/>
    </style:style>
    <style:style style:name="T150" style:family="text">
      <style:text-properties fo:font-size="12pt" fo:language="en" fo:country="US" style:font-size-asian="12pt" style:font-size-complex="12pt"/>
    </style:style>
    <style:style style:name="T151" style:family="text">
      <style:text-properties fo:font-size="12pt" fo:language="en" fo:country="US" officeooo:rsid="0002ee08" style:font-size-asian="12pt" style:font-size-complex="12pt"/>
    </style:style>
    <style:style style:name="T152" style:family="text">
      <style:text-properties fo:font-size="12pt" fo:language="en" fo:country="US" officeooo:rsid="00042cf1" style:font-size-asian="12pt" style:font-size-complex="12pt"/>
    </style:style>
    <style:style style:name="T153" style:family="text">
      <style:text-properties fo:font-size="12pt" fo:language="en" fo:country="US" officeooo:rsid="005ec1c8" style:font-size-asian="12pt" style:font-size-complex="12pt"/>
    </style:style>
    <style:style style:name="T154" style:family="text">
      <style:text-properties fo:font-size="12pt" fo:language="en" fo:country="US" officeooo:rsid="005fc28c" style:font-size-asian="12pt" style:font-size-complex="12pt"/>
    </style:style>
    <style:style style:name="T155" style:family="text">
      <style:text-properties fo:font-size="12pt" fo:language="en" fo:country="US" officeooo:rsid="00944ddc" style:font-size-asian="12pt" style:font-size-complex="12pt"/>
    </style:style>
    <style:style style:name="T156" style:family="text">
      <style:text-properties fo:font-size="12pt" fo:language="en" fo:country="US" officeooo:rsid="00eb9d41" style:font-size-asian="12pt" style:font-size-complex="12pt"/>
    </style:style>
    <style:style style:name="T157" style:family="text">
      <style:text-properties fo:font-size="12pt" fo:language="en" fo:country="US" officeooo:rsid="01709361" style:font-size-asian="12pt" style:font-size-complex="12pt"/>
    </style:style>
    <style:style style:name="T158" style:family="text">
      <style:text-properties fo:font-size="12pt" fo:language="en" fo:country="US" officeooo:rsid="017e8f62" style:font-size-asian="12pt" style:font-size-complex="12pt"/>
    </style:style>
    <style:style style:name="T159" style:family="text">
      <style:text-properties fo:font-size="12pt" fo:language="en" fo:country="US" officeooo:rsid="0186c949" style:font-size-asian="12pt" style:font-size-complex="12pt"/>
    </style:style>
    <style:style style:name="T160" style:family="text">
      <style:text-properties fo:font-size="12pt" fo:language="en" fo:country="US" officeooo:rsid="002fbb12" style:font-size-asian="12pt" style:font-size-complex="12pt"/>
    </style:style>
    <style:style style:name="T161" style:family="text">
      <style:text-properties fo:font-size="12pt" fo:language="en" fo:country="US" officeooo:rsid="0061f44e" style:font-size-asian="12pt" style:font-size-complex="12pt"/>
    </style:style>
    <style:style style:name="T162" style:family="text">
      <style:text-properties fo:font-size="12pt" fo:language="en" fo:country="US" officeooo:rsid="006329b4" style:font-size-asian="12pt" style:font-size-complex="12pt"/>
    </style:style>
    <style:style style:name="T163" style:family="text">
      <style:text-properties fo:font-size="12pt" fo:language="en" fo:country="US" officeooo:rsid="0211072c" style:font-size-asian="12pt" style:font-size-complex="12pt"/>
    </style:style>
    <style:style style:name="T164" style:family="text">
      <style:text-properties fo:font-size="12pt" fo:language="en" fo:country="US" officeooo:rsid="0212f843" style:font-size-asian="12pt" style:font-size-complex="12pt"/>
    </style:style>
    <style:style style:name="T165" style:family="text">
      <style:text-properties fo:font-size="12pt" fo:language="en" fo:country="US" officeooo:rsid="0258ffb1" style:font-size-asian="12pt" style:font-size-complex="12pt"/>
    </style:style>
    <style:style style:name="T166" style:family="text">
      <style:text-properties fo:font-size="12pt" fo:language="en" fo:country="US" officeooo:rsid="025ccc5f" style:font-size-asian="12pt" style:font-size-complex="12pt"/>
    </style:style>
    <style:style style:name="T167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68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0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1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2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3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74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75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1f739cf" style:font-size-complex="12pt"/>
    </style:style>
    <style:style style:name="T178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79" style:family="text">
      <style:text-properties fo:font-size="12pt" fo:font-weight="bold" style:font-size-asian="12pt" style:font-weight-asian="bold" style:font-size-complex="12pt" style:font-weight-complex="bold"/>
    </style:style>
    <style:style style:name="T180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81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83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94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fo:font-size="12pt" fo:background-color="transparent" loext:char-shading-value="0" style:font-size-asian="12pt" style:font-size-complex="12pt"/>
    </style:style>
    <style:style style:name="T201" style:family="text">
      <style:text-properties fo:font-size="12pt" officeooo:rsid="005833f8" fo:background-color="transparent" loext:char-shading-value="0" style:font-size-asian="12pt" style:font-size-complex="12pt"/>
    </style:style>
    <style:style style:name="T202" style:family="text">
      <style:text-properties fo:font-size="12pt" officeooo:rsid="005a669c" fo:background-color="transparent" loext:char-shading-value="0" style:font-size-asian="12pt" style:font-size-complex="12pt"/>
    </style:style>
    <style:style style:name="T203" style:family="text">
      <style:text-properties fo:font-size="12pt" officeooo:rsid="00589998" fo:background-color="transparent" loext:char-shading-value="0" style:font-size-asian="12pt" style:font-size-complex="12pt"/>
    </style:style>
    <style:style style:name="T204" style:family="text">
      <style:text-properties fo:font-size="12pt" officeooo:rsid="005caf46" fo:background-color="transparent" loext:char-shading-value="0" style:font-size-asian="12pt" style:font-size-complex="12pt"/>
    </style:style>
    <style:style style:name="T205" style:family="text">
      <style:text-properties fo:font-size="12pt" officeooo:rsid="006af99d" fo:background-color="transparent" loext:char-shading-value="0" style:font-size-asian="12pt" style:font-size-complex="12pt"/>
    </style:style>
    <style:style style:name="T206" style:family="text">
      <style:text-properties fo:font-size="12pt" officeooo:rsid="00719929" fo:background-color="transparent" loext:char-shading-value="0" style:font-size-asian="12pt" style:font-size-complex="12pt"/>
    </style:style>
    <style:style style:name="T207" style:family="text">
      <style:text-properties fo:font-size="12pt" officeooo:rsid="00743973" fo:background-color="transparent" loext:char-shading-value="0" style:font-size-asian="12pt" style:font-size-complex="12pt"/>
    </style:style>
    <style:style style:name="T208" style:family="text">
      <style:text-properties fo:font-size="12pt" officeooo:rsid="00726e87" fo:background-color="transparent" loext:char-shading-value="0" style:font-size-asian="12pt" style:font-size-complex="12pt"/>
    </style:style>
    <style:style style:name="T209" style:family="text">
      <style:text-properties fo:font-size="12pt" officeooo:rsid="007a2a40" fo:background-color="transparent" loext:char-shading-value="0" style:font-size-asian="12pt" style:font-size-complex="12pt"/>
    </style:style>
    <style:style style:name="T210" style:family="text">
      <style:text-properties fo:font-size="12pt" officeooo:rsid="00692a5b" fo:background-color="transparent" loext:char-shading-value="0" style:font-size-asian="12pt" style:font-size-complex="12pt"/>
    </style:style>
    <style:style style:name="T211" style:family="text">
      <style:text-properties fo:font-size="12pt" officeooo:rsid="01dc0478" fo:background-color="transparent" loext:char-shading-value="0" style:font-size-asian="12pt" style:font-size-complex="12pt"/>
    </style:style>
    <style:style style:name="T212" style:family="text">
      <style:text-properties fo:font-size="12pt" officeooo:rsid="022633e1" fo:background-color="transparent" loext:char-shading-value="0" style:font-size-asian="12pt" style:font-size-complex="12pt"/>
    </style:style>
    <style:style style:name="T213" style:family="text">
      <style:text-properties fo:font-size="12pt" officeooo:rsid="02493f6b" fo:background-color="transparent" loext:char-shading-value="0" style:font-size-asian="12pt" style:font-size-complex="12pt"/>
    </style:style>
    <style:style style:name="T214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15" style:family="text">
      <style:text-properties fo:font-size="12pt" fo:font-style="italic" style:font-style-asian="italic" style:font-size-complex="12pt" style:font-style-complex="italic"/>
    </style:style>
    <style:style style:name="T216" style:family="text">
      <style:text-properties fo:font-size="12pt" fo:font-style="italic" officeooo:rsid="01f15f2e" style:font-style-asian="italic" style:font-size-complex="12pt" style:font-style-complex="italic"/>
    </style:style>
    <style:style style:name="T217" style:family="text">
      <style:text-properties fo:font-size="12pt" fo:background-color="#e6e6ff" loext:char-shading-value="0" style:font-size-asian="12pt" style:font-size-complex="12pt"/>
    </style:style>
    <style:style style:name="T218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19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20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21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22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23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24" style:family="text">
      <style:text-properties fo:font-size="12pt" style:font-size-complex="12pt"/>
    </style:style>
    <style:style style:name="T225" style:family="text">
      <style:text-properties fo:font-size="12pt" officeooo:rsid="01da65fb" style:font-size-complex="12pt"/>
    </style:style>
    <style:style style:name="T226" style:family="text">
      <style:text-properties fo:font-size="12pt" officeooo:rsid="01e8ceba" style:font-size-complex="12pt"/>
    </style:style>
    <style:style style:name="T227" style:family="text">
      <style:text-properties fo:font-size="12pt" officeooo:rsid="01ea9293" style:font-size-complex="12pt"/>
    </style:style>
    <style:style style:name="T228" style:family="text">
      <style:text-properties fo:font-size="12pt" officeooo:rsid="01eaae99" style:font-size-complex="12pt"/>
    </style:style>
    <style:style style:name="T229" style:family="text">
      <style:text-properties fo:font-size="12pt" officeooo:rsid="01ee886c" style:font-size-complex="12pt"/>
    </style:style>
    <style:style style:name="T230" style:family="text">
      <style:text-properties fo:font-size="12pt" officeooo:rsid="01f15f2e" style:font-size-complex="12pt"/>
    </style:style>
    <style:style style:name="T231" style:family="text">
      <style:text-properties fo:font-size="12pt" officeooo:rsid="01f5e9c7" style:font-size-complex="12pt"/>
    </style:style>
    <style:style style:name="T232" style:family="text">
      <style:text-properties fo:font-size="12pt" officeooo:rsid="01f739cf" style:font-size-complex="12pt"/>
    </style:style>
    <style:style style:name="T233" style:family="text">
      <style:text-properties fo:font-size="12pt" officeooo:rsid="0203347e" style:font-size-complex="12pt"/>
    </style:style>
    <style:style style:name="T234" style:family="text">
      <style:text-properties fo:font-size="12pt" officeooo:rsid="0205fafe" style:font-size-complex="12pt"/>
    </style:style>
    <style:style style:name="T235" style:family="text">
      <style:text-properties fo:font-size="12pt" officeooo:rsid="0207ca85" style:font-size-complex="12pt"/>
    </style:style>
    <style:style style:name="T236" style:family="text">
      <style:text-properties fo:font-size="12pt" officeooo:rsid="020b52f8" style:font-size-complex="12pt"/>
    </style:style>
    <style:style style:name="T237" style:family="text">
      <style:text-properties fo:font-size="12pt" officeooo:rsid="020f53de" style:font-size-complex="12pt"/>
    </style:style>
    <style:style style:name="T238" style:family="text">
      <style:text-properties officeooo:rsid="0148ff9d"/>
    </style:style>
    <style:style style:name="T239" style:family="text">
      <style:text-properties officeooo:rsid="019d2bc8"/>
    </style:style>
    <style:style style:name="T240" style:family="text">
      <style:text-properties officeooo:rsid="019d84ad"/>
    </style:style>
    <style:style style:name="T241" style:family="text">
      <style:text-properties officeooo:rsid="019df128"/>
    </style:style>
    <style:style style:name="T242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43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44" style:family="text">
      <style:text-properties fo:background-color="transparent" loext:char-shading-value="0"/>
    </style:style>
    <style:style style:name="T245" style:family="text">
      <style:text-properties officeooo:rsid="017a0437" fo:background-color="transparent" loext:char-shading-value="0"/>
    </style:style>
    <style:style style:name="T246" style:family="text">
      <style:text-properties officeooo:rsid="017d745b" fo:background-color="transparent" loext:char-shading-value="0"/>
    </style:style>
    <style:style style:name="T247" style:family="text">
      <style:text-properties officeooo:rsid="022c0c5e" fo:background-color="transparent" loext:char-shading-value="0"/>
    </style:style>
    <style:style style:name="T248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49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50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5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52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53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54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55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56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57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58" style:family="text">
      <style:text-properties officeooo:rsid="01f15f2e"/>
    </style:style>
    <style:style style:name="T259" style:family="text">
      <style:text-properties officeooo:rsid="02172e32"/>
    </style:style>
    <style:style style:name="T260" style:family="text">
      <style:text-properties officeooo:rsid="021f2a99"/>
    </style:style>
    <style:style style:name="T261" style:family="text">
      <style:text-properties officeooo:rsid="02226c11"/>
    </style:style>
    <style:style style:name="T262" style:family="text">
      <style:text-properties officeooo:rsid="02236487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officeooo:rsid="02275c1b" style:font-style-asian="italic" style:font-style-complex="italic"/>
    </style:style>
    <style:style style:name="T265" style:family="text">
      <style:text-properties officeooo:rsid="022a9f8f"/>
    </style:style>
    <style:style style:name="T266" style:family="text">
      <style:text-properties officeooo:rsid="022af5d7"/>
    </style:style>
    <style:style style:name="T267" style:family="text">
      <style:text-properties officeooo:rsid="022b750d"/>
    </style:style>
    <style:style style:name="T268" style:family="text">
      <style:text-properties officeooo:rsid="022c0c5e"/>
    </style:style>
    <style:style style:name="T269" style:family="text">
      <style:text-properties officeooo:rsid="022d0785"/>
    </style:style>
    <style:style style:name="T270" style:family="text">
      <style:text-properties officeooo:rsid="022d2026"/>
    </style:style>
    <style:style style:name="T271" style:family="text">
      <style:text-properties officeooo:rsid="02326e51"/>
    </style:style>
    <style:style style:name="T272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73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74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75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76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77" style:family="text">
      <style:text-properties officeooo:rsid="0247f56c"/>
    </style:style>
    <style:style style:name="T278" style:family="text">
      <style:text-properties officeooo:rsid="0252841a"/>
    </style:style>
    <style:style style:name="T279" style:family="text">
      <style:text-properties officeooo:rsid="0258ffb1"/>
    </style:style>
    <style:style style:name="T280" style:family="text">
      <style:text-properties officeooo:rsid="002eac18"/>
    </style:style>
    <style:style style:name="T281" style:family="text">
      <style:text-properties officeooo:rsid="001b765e"/>
    </style:style>
    <style:style style:name="T282" style:family="text">
      <style:text-properties officeooo:rsid="0032a574"/>
    </style:style>
    <style:style style:name="T283" style:family="text">
      <style:text-properties fo:font-style="normal" style:font-style-asian="normal" style:font-style-complex="normal"/>
    </style:style>
    <style:style style:name="T284" style:family="text">
      <style:text-properties fo:font-style="normal" officeooo:rsid="0032a574" style:font-style-asian="normal" style:font-style-complex="normal"/>
    </style:style>
    <style:style style:name="T285" style:family="text">
      <style:text-properties officeooo:rsid="01273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51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2"><text:span text:style-name="T161"><text:tab/>This is a level </text:span><text:span text:style-name="T163">map</text:span><text:span text:style-name="T161"> </text:span><text:span text:style-name="T164">TEXT file</text:span><text:span text:style-name="T162">. All parameters are written line by line without </text:span><text:span text:style-name="T165">any</text:span><text:span text:style-name="T162"> blank lines.</text:span></text:p>
      <text:p text:style-name="P1"/>
      <text:p text:style-name="P66"><text:span text:style-name="Descr_5f_ttl2">Introduction</text:span></text:p>
      <text:p text:style-name="P28"><text:span text:style-name="T63">Standard</text:span><text:span text:style-name="T51"> parameters</text:span><text:span text:style-name="T35">:</text:span></text:p>
      <text:p text:style-name="P31"><text:span text:style-name="T280">Standard</text:span> size of one block<text:tab/>3<text:span text:style-name="T65">2</text:span>x3<text:span text:style-name="T65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81">25 blocks</text:span></text:p>
      <text:p text:style-name="P50"><text:span text:style-name="T10">H</text:span><text:span text:style-name="T47">eight of screen<text:tab/></text:span><text:span text:style-name="T15">608 pixels </text:span><text:span text:style-name="T17">(non 600, 608: </text:span><text:span text:style-name="T67">608/19=32 — </text:span><text:span text:style-name="T17">one block size)</text:span></text:p>
      <text:p text:style-name="P50"><text:span text:style-name="T10">W</text:span><text:span text:style-name="T47">idth of screen<text:tab/></text:span><text:span text:style-name="T9">8</text:span><text:span text:style-name="T47">00 </text:span><text:span text:style-name="T16">pixels</text:span></text:p>
      <text:p text:style-name="P51"><text:span text:style-name="T1">Max level space size:<text:tab/></text:span><text:span text:style-name="T18">419998</text:span><text:span text:style-name="T68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5"/>
      <text:p text:style-name="P52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4"/>
      <text:p text:style-name="P136"><text:span text:style-name="Descr_5f_ttl2"><text:span text:style-name="T259">Default s</text:span></text:span><text:span text:style-name="Descr_5f_ttl2">ection </text:span><text:span text:style-name="Descr_5f_ttl2"><text:span text:style-name="T28">positions</text:span></text:span></text:p>
      <text:p text:style-name="P136"><text:span text:style-name="Descr_5f_ttl2"/></text:p>
      <text:p text:style-name="P41"><text:span text:style-name="T53">(</text:span><text:span text:style-name="T7">Section Center</text:span><text:span text:style-name="T53">)<text:tab/></text:span><text:span text:style-name="T56">Section <text:s/></text:span><text:span text:style-name="T54">(X </text:span><text:span text:style-name="T6">and</text:span><text:span text:style-name="T54"> Y axis </text:span><text:span text:style-name="T55">ranges</text:span><text:span text:style-name="T54">) </text:span></text:p>
      <text:p text:style-name="P114"><text:span text:style-name="T50">-200000<text:tab/></text:span><text:span text:style-name="T52">01</text:span><text:span text:style-name="T50"> (-190000 : -219999)</text:span></text:p>
      <text:p text:style-name="P114"><text:span text:style-name="T50">-180000<text:tab/></text:span><text:span text:style-name="T52">02</text:span><text:span text:style-name="T50"> (-170000 : -189999)</text:span></text:p>
      <text:p text:style-name="P114"><text:span text:style-name="T50">-160000<text:tab/></text:span><text:span text:style-name="T52">03</text:span><text:span text:style-name="T50"> (-150000 : -189999)</text:span></text:p>
      <text:p text:style-name="P114"><text:span text:style-name="T50">-140000<text:tab/></text:span><text:span text:style-name="T52">04</text:span><text:span text:style-name="T50"> (-130000 : -149999)</text:span></text:p>
      <text:p text:style-name="P114"><text:span text:style-name="T50">-120000<text:tab/></text:span><text:span text:style-name="T52">05</text:span><text:span text:style-name="T50"> (-110000 : -129999)</text:span></text:p>
      <text:p text:style-name="P114"><text:span text:style-name="T50">-100000<text:tab/></text:span><text:span text:style-name="T52">06</text:span><text:span text:style-name="T50"> (-90000 : -109999)</text:span></text:p>
      <text:p text:style-name="P114"><text:span text:style-name="T50">-80000<text:tab/></text:span><text:span text:style-name="T52">07</text:span><text:span text:style-name="T50"> (-70000 : -89999)</text:span></text:p>
      <text:p text:style-name="P114"><text:span text:style-name="T50">-60000<text:tab/></text:span><text:span text:style-name="T52">08</text:span><text:span text:style-name="T50"> (-50000 : -69999)</text:span></text:p>
      <text:p text:style-name="P114"><text:span text:style-name="T50">-40000<text:tab/></text:span><text:span text:style-name="T52">09</text:span><text:span text:style-name="T50"> (-30000 : -49999)</text:span></text:p>
      <text:p text:style-name="P114"><text:span text:style-name="T50">-20000<text:tab/></text:span><text:span text:style-name="T52">10</text:span><text:span text:style-name="T50"> (-10000 : -29999)</text:span></text:p>
      <text:p text:style-name="P114"><text:span text:style-name="T50">0000<text:tab/></text:span><text:span text:style-name="T52">11</text:span><text:span text:style-name="T50"> (9999 : -9999)</text:span></text:p>
      <text:p text:style-name="P114"><text:span text:style-name="T50">20000<text:tab/></text:span><text:span text:style-name="T52">12</text:span><text:span text:style-name="T50"> (10000 : 29999)</text:span></text:p>
      <text:p text:style-name="P114"><text:span text:style-name="T50">40000<text:tab/></text:span><text:span text:style-name="T52">13</text:span><text:span text:style-name="T50"> (30000 : 49999)</text:span></text:p>
      <text:p text:style-name="P114"><text:span text:style-name="T50">-60000<text:tab/></text:span><text:span text:style-name="T52">14</text:span><text:span text:style-name="T50"> (50000 : 69999)</text:span></text:p>
      <text:p text:style-name="P114"><text:span text:style-name="T50">80000<text:tab/></text:span><text:span text:style-name="T52">15</text:span><text:span text:style-name="T50"> (70000 : 89999)</text:span></text:p>
      <text:p text:style-name="P114"><text:span text:style-name="T50">100000<text:tab/></text:span><text:span text:style-name="T52">16</text:span><text:span text:style-name="T50"> (90000 : 109999)</text:span></text:p>
      <text:p text:style-name="P114"><text:span text:style-name="T50">120000<text:tab/></text:span><text:span text:style-name="T52">17</text:span><text:span text:style-name="T50"> (100000 : 129999)</text:span></text:p>
      <text:p text:style-name="P114"><text:span text:style-name="T50">140000<text:tab/></text:span><text:span text:style-name="T52">18</text:span><text:span text:style-name="T50"> (130000 : 149999)</text:span></text:p>
      <text:p text:style-name="P114"><text:span text:style-name="T50">160000<text:tab/></text:span><text:span text:style-name="T52">19</text:span><text:span text:style-name="T50"> (150000 : 169999)</text:span></text:p>
      <text:p text:style-name="P114"><text:span text:style-name="T50">180000<text:tab/></text:span><text:span text:style-name="T52">20</text:span><text:span text:style-name="T50"> (170000 : 189999)</text:span></text:p>
      <text:p text:style-name="P114"><text:span text:style-name="T50">200000<text:tab/></text:span><text:span text:style-name="T52">21</text:span><text:span text:style-name="T50"> (190000 : 209999)</text:span></text:p>
      <text:p text:style-name="P54"/>
      <text:list xml:id="list5083572442418722325" text:style-name="L1">
        <text:list-item>
          <text:p text:style-name="P169"><text:span text:style-name="T1">The standard</text:span><text:span text:style-name="T22"> s</text:span><text:span text:style-name="T12">ize of one section</text:span><text:span text:style-name="T37"> </text:span><text:span text:style-name="T29">zone </text:span><text:span text:style-name="T11">is </text:span><text:span text:style-name="T36">29999×29999</text:span><text:span text:style-name="T13"> pixels</text:span></text:p>
        </text:list-item>
      </text:list>
      <text:list xml:id="list8635677701368167051" text:style-name="L2">
        <text:list-item>
          <text:p text:style-name="P170"><text:span text:style-name="T11">Y is always equal to X </text:span><text:span text:style-name="T14">as Section center coordinates</text:span></text:p>
        </text:list-item>
        <text:list-item>
          <text:p text:style-name="P171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46"><text:span text:style-name="T34">For convert</text:span><text:span text:style-name="T43">ing</text:span><text:span text:style-name="T34"> from absolute coordinates to the relative of center </text:span><text:span text:style-name="T44">by</text:span><text:span text:style-name="T34"> one section:</text:span></text:p>
      <text:p text:style-name="P29"><draw:frame draw:style-name="fr3" draw:name="Объект1" text:anchor-type="as-char" svg:y="-0.2307in" svg:width="2.4701in" svg:height="0.42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3"><text:span text:style-name="T283">The section size and position </text:span><text:span text:style-name="T284">are defined by the position of each side of the section.<text:line-break/>height and width are calculated with a formula:</text:span><text:span text:style-name="T282"><text:line-break/>W = |L-R| <text:s text:c="7"/>H = |T-B|</text:span></text:p>
      <text:p text:style-name="P162"><draw:frame draw:style-name="fr1" draw:name="Изображение2" text:anchor-type="paragraph" svg:x="0.1071in" svg:y="0.0146in" svg:width="3.3283in" svg:height="2.8071in" draw:z-index="3"><draw:image xlink:href="Pictures/2000000900002536000021CD73D9BFEA.svm" xlink:type="simple" xlink:show="embed" xlink:actuate="onLoad"/></draw:frame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37"><draw:frame draw:style-name="fr2" draw:name="Image1" text:anchor-type="paragraph" svg:x="0.3047in" svg:y="0.052in" svg:width="2.3744in" svg:height="2.189in" draw:z-index="4"><draw:image xlink:href="Pictures/2000000900001792000015B5E016BB78.svm" xlink:type="simple" xlink:show="embed" xlink:actuate="onLoad"/></draw:frame><draw:frame draw:style-name="fr2" draw:name="Image2" text:anchor-type="paragraph" svg:x="3.4791in" svg:y="0.052in" svg:width="2.302in" svg:height="2.1154in" draw:z-index="5"><draw:image xlink:href="Pictures/20000009000016D8000014FCA4A329F0.svm" xlink:type="simple" xlink:show="embed" xlink:actuate="onLoad"/></draw:frame><text:span text:style-name="T280">The c</text:span><text:span text:style-name="T46">oordinates of </text:span><text:span text:style-name="T280">an object's placement is set </text:span><text:span text:style-name="T46">concerning its upper left corner</text:span><text:span text:style-name="T45">:</text:span></text:p>
      <text:p text:style-name="P32"><text:span text:style-name="T38">In this example,</text:span><text:span text:style-name="T45"> </text:span><text:span text:style-name="T43">the </text:span><text:span text:style-name="T45">mushroom</text:span><text:span text:style-name="T43">'s </text:span><text:span text:style-name="T45">coordinates on </text:span><text:span text:style-name="T43">the </text:span><text:span text:style-name="T45">current section is: </text:span><text:span text:style-name="T39">X</text:span><text:span text:style-name="T45">=2150; <text:s/></text:span><text:span text:style-name="T39">Y</text:span><text:span text:style-name="T45">=2600<text:line-break/></text:span><text:span text:style-name="T38">and the block coordinates are: </text:span><text:span text:style-name="T39">X</text:span><text:span text:style-name="T38">=2150; <text:s/>Y=2632</text:span></text:p>
      <text:p text:style-name="P35"><text:span text:style-name="T285">Remember!</text:span><text:span text:style-name="T70"><text:line-break/>As the </text:span><text:span text:style-name="T71">Y</text:span><text:span text:style-name="T70"> axis is turned to move </text:span><text:span text:style-name="T72">an</text:span><text:span text:style-name="T70"> object down, it is necessary to add to </text:span><text:span text:style-name="T72">the </text:span><text:span text:style-name="T70">Y offset and to move up, it is necessary to subtract.</text:span></text:p>
      <text:p text:style-name="P34"><draw:frame draw:style-name="fr2" draw:name="Графический объект1" text:anchor-type="paragraph" svg:x="0.128in" svg:y="0.2634in" svg:width="2.3744in" svg:height="2.189in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3.3201in" svg:y="0.2744in" svg:width="2.302in" svg:height="2.1154in" draw:z-index="2"><draw:image xlink:href="Pictures/20000009000016D8000014FCA4A329F0.svm" xlink:type="simple" xlink:show="embed" xlink:actuate="onLoad"/></draw:frame><text:line-break/><text:soft-page-break/></text:p>
      <text:p text:style-name="P145"><text:span text:style-name="Descr_5f_ttl2"><text:span text:style-name="T238">File Format Specification</text:span></text:span></text:p>
      <text:p text:style-name="P77">Structure</text:p>
      <text:list xml:id="list5706384977858742137" text:style-name="L3">
        <text:list-item>
          <text:p text:style-name="P183">[header]</text:p>
        </text:list-item>
        <text:list-item>
          <text:p text:style-name="P183">[section<text:span text:style-name="T240">s </text:span>settings]</text:p>
        </text:list-item>
        <text:list-item>
          <text:p text:style-name="P183">[player's start points]</text:p>
        </text:list-item>
        <text:list-item>
          <text:p text:style-name="P184">[blocks on level]</text:p>
        </text:list-item>
        <text:list-item>
          <text:p text:style-name="P184">“<text:span text:style-name="T241">next”</text:span></text:p>
        </text:list-item>
        <text:list-item>
          <text:p text:style-name="P186">[background tiles]</text:p>
        </text:list-item>
        <text:list-item>
          <text:p text:style-name="P185">“<text:span text:style-name="T241">next”</text:span></text:p>
        </text:list-item>
        <text:list-item>
          <text:p text:style-name="P187">[NPS's options]</text:p>
        </text:list-item>
        <text:list-item>
          <text:p text:style-name="P185">“<text:span text:style-name="T241">next”</text:span></text:p>
        </text:list-item>
        <text:list-item>
          <text:p text:style-name="P187">[Warps/Doors options]</text:p>
        </text:list-item>
        <text:list-item>
          <text:p text:style-name="P185">“<text:span text:style-name="T241">next”</text:span></text:p>
        </text:list-item>
        <text:list-item>
          <text:p text:style-name="P187">[Water/<text:span text:style-name="T239">Q</text:span><text:span text:style-name="T34">uicksand</text:span>]</text:p>
        </text:list-item>
        <text:list-item>
          <text:p text:style-name="P185">“<text:span text:style-name="T241">next”</text:span></text:p>
        </text:list-item>
        <text:list-item>
          <text:p text:style-name="P187">[Layers]</text:p>
        </text:list-item>
        <text:list-item>
          <text:p text:style-name="P185">“<text:span text:style-name="T241">next”</text:span></text:p>
        </text:list-item>
        <text:list-item>
          <text:p text:style-name="P187">[Events]</text:p>
        </text:list-item>
      </text:list>
      <text:p text:style-name="P166"/>
      <text:p text:style-name="P166"/>
      <text:p text:style-name="P33"/>
      <text:p text:style-name="P36">The reference designations:</text:p>
      <text:list xml:id="list4323044774822530417" text:style-name="L4">
        <text:list-item>
          <text:p text:style-name="P173"><text:span text:style-name="T279">standard</text:span> parameter</text:p>
        </text:list-item>
        <text:list-item>
          <text:p text:style-name="P177">Comment title</text:p>
        </text:list-item>
        <text:list-item>
          <text:p text:style-name="P178"><text:span text:style-name="Descr"><text:span text:style-name="T73">Comment description</text:span></text:span></text:p>
        </text:list-item>
        <text:list-item>
          <text:p text:style-name="P178"><text:span text:style-name="Descr"><text:span text:style-name="T48">loop</text:span></text:span></text:p>
        </text:list-item>
        <text:list-item>
          <text:p text:style-name="P178"><text:span text:style-name="Descr"><text:span text:style-name="T49">variable</text:span></text:span></text:p>
        </text:list-item>
        <text:list-item>
          <text:p text:style-name="P179"><text:span text:style-name="Descr_5f_special"><text:span text:style-name="T217">Special option, using only under special conditions, differently is absent</text:span></text:span></text:p>
        </text:list-item>
        <text:list-item>
          <text:p text:style-name="P174">The option isn't known yet</text:p>
        </text:list-item>
        <text:list-item>
          <text:p text:style-name="P175">File format version limit</text:p>
        </text:list-item>
        <text:list-item>
          <text:p text:style-name="P176"><text:span text:style-name="Descr_5f_dtype">Data type</text:span></text:p>
        </text:list-item>
      </text:list>
      <text:p text:style-name="P96"><text:span text:style-name="Descr_5f_special"><text:span text:style-name="T73"/></text:span></text:p>
      <text:p text:style-name="P97"><text:span text:style-name="Descr_5f_special"><text:span text:style-name="T251">File format version:</text:span></text:span></text:p>
      <text:p text:style-name="P98"><text:span text:style-name="Descr_5f_special"><text:span text:style-name="T131">The version number of the file format defines data present or absent in the file.</text:span></text:span></text:p>
      <text:p text:style-name="P96"><text:span text:style-name="Descr_5f_special"><text:span text:style-name="T73"/></text:span></text:p>
      <text:p text:style-name="P153"/>
      <text:p text:style-name="P147">--<text:span text:style-name="T66">File begin</text:span>--</text:p>
      <text:p text:style-name="P115">First 3th lines <text:span text:style-name="T64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8">Parameter</text:p>
          </table:table-cell>
          <table:table-cell table:style-name="Таблица1.B1" office:value-type="string">
            <text:p text:style-name="P78">Description</text:p>
          </table:table-cell>
        </table:table-row>
        <table:table-row>
          <table:table-cell table:style-name="Таблица1.A4" office:value-type="string">
            <text:p text:style-name="P14">64</text:p>
          </table:table-cell>
          <table:table-cell table:style-name="Таблица1.B4" office:value-type="string">
            <text:p text:style-name="P140"><text:span text:style-name="Descr_5f_dtype">(unsigned int)</text:span><text:span text:style-name="Descr"><text:span text:style-name="T135"> </text:span></text:span><text:span text:style-name="Descr"><text:span text:style-name="T130">File format number (l</text:span></text:span><text:span text:style-name="Descr"><text:span text:style-name="T132">a</text:span></text:span><text:span text:style-name="Descr"><text:span text:style-name="T130">st in SMBX is 64)</text:span></text:span></text:p>
          </table:table-cell>
        </table:table-row>
        <table:table-row>
          <table:table-cell table:style-name="Таблица1.A4" office:value-type="string">
            <text:p text:style-name="P158">0</text:p>
          </table:table-cell>
          <table:table-cell table:style-name="Таблица1.B4" office:value-type="string">
            <text:p text:style-name="P157"><text:span text:style-name="Descr_5f_dtype">(unsigned int)</text:span><text:span text:style-name="Descr"><text:span text:style-name="T135"> </text:span></text:span><text:span text:style-name="Descr"><text:span text:style-name="T73">number</text:span></text:span><text:span text:style-name="Descr"><text:span text:style-name="T158"> of stars on this level<text:tab/></text:span></text:span><text:span text:style-name="Descr"><text:span text:style-name="T252">(&gt;</text:span></text:span><text:span text:style-name="Descr"><text:span text:style-name="T253">= </text:span></text:span><text:span text:style-name="Descr"><text:span text:style-name="T254">1</text:span></text:span><text:span text:style-name="Descr"><text:span text:style-name="T255">7</text:span></text:span><text:span text:style-name="Descr"><text:span text:style-name="T252">)</text:span></text:span></text:p>
          </table:table-cell>
        </table:table-row>
        <table:table-row>
          <table:table-cell table:style-name="Таблица1.A4" office:value-type="string">
            <text:p text:style-name="P156"><text:span text:style-name="T150">"</text:span><text:span text:style-name="T151">Level name</text:span><text:span text:style-name="T150">"</text:span></text:p>
          </table:table-cell>
          <table:table-cell table:style-name="Таблица1.B4" office:value-type="string">
            <text:p text:style-name="P157"><text:span text:style-name="Descr_5f_dtype">(string)</text:span><text:span text:style-name="Descr"><text:span text:style-name="T135"> </text:span></text:span><text:span text:style-name="Descr"><text:span text:style-name="T73">Level </text:span></text:span><text:span text:style-name="Descr"><text:span text:style-name="T74">title<text:tab/></text:span></text:span><text:span text:style-name="Descr_5f_FileFormatLimit"><text:span text:style-name="T224">(&gt;=6</text:span></text:span><text:span text:style-name="Descr_5f_FileFormatLimit"><text:span text:style-name="T237">2</text:span></text:span><text:span text:style-name="Descr_5f_FileFormatLimit"><text:span text:style-name="T224">)</text:span></text:span></text:p>
          </table:table-cell>
        </table:table-row>
      </table:table>
      <text:p text:style-name="P116"><text:span text:style-name="Descr"><text:span text:style-name="T73"/></text:span></text:p>
      <text:p text:style-name="P127"><text:span text:style-name="Descr_5f_ttl"><text:span text:style-name="T73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17"><text:span text:style-name="Descr_5f_loop"><text:span text:style-name="T73">(loop 21 times) </text:span></text:span><text:span text:style-name="Descr_5f_loop"><text:span text:style-name="T218">(if &lt;</text:span></text:span><text:span text:style-name="Descr_5f_loop"><text:span text:style-name="T219">8</text:span></text:span><text:span text:style-name="Descr_5f_loop"><text:span text:style-name="T218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5">-200000</text:p>
          </table:table-cell>
          <table:table-cell table:style-name="Таблица2.B2" office:value-type="string">
            <text:p text:style-name="P118"><text:span text:style-name="Descr_5f_dtype"><text:span text:style-name="T69">(long)</text:span></text:span><text:span text:style-name="Descr"><text:span text:style-name="T193"> </text:span></text:span><text:span text:style-name="Descr"><text:span text:style-name="T179">Left</text:span></text:span><text:span text:style-name="Descr"><text:span text:style-name="T73"> size (-</text:span></text:span><text:span text:style-name="Descr"><text:span text:style-name="T75">left/+right</text:span></text:span><text:span text:style-name="Descr"><text:span text:style-name="T73">)</text:span></text:span></text:p>
          </table:table-cell>
        </table:table-row>
        <table:table-row>
          <table:table-cell table:style-name="Таблица2.A2" office:value-type="string">
            <text:p text:style-name="P16">-200768</text:p>
          </table:table-cell>
          <table:table-cell table:style-name="Таблица2.B2" office:value-type="string">
            <text:p text:style-name="P122"><text:span text:style-name="Descr_5f_dtype"><text:span text:style-name="T69">(long)</text:span></text:span><text:span text:style-name="Descr"><text:span text:style-name="T220"> </text:span></text:span><text:span text:style-name="Descr"><text:span text:style-name="T179">Top</text:span></text:span><text:span text:style-name="Descr"><text:span text:style-name="T73"> size (-</text:span></text:span><text:span text:style-name="Descr"><text:span text:style-name="T76">down/+up</text:span></text:span><text:span text:style-name="Descr"><text:span text:style-name="T73">)</text:span></text:span></text:p>
          </table:table-cell>
        </table:table-row>
        <table:table-row>
          <table:table-cell table:style-name="Таблица2.A2" office:value-type="string">
            <text:p text:style-name="P17">-200000</text:p>
          </table:table-cell>
          <table:table-cell table:style-name="Таблица2.B2" office:value-type="string">
            <text:p text:style-name="P122"><text:span text:style-name="Descr_5f_dtype"><text:span text:style-name="T69">(long)</text:span></text:span><text:span text:style-name="Descr"><text:span text:style-name="T220"> </text:span></text:span><text:span text:style-name="Descr"><text:span text:style-name="T179">Bottom</text:span></text:span><text:span text:style-name="Descr"><text:span text:style-name="T73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8">-199200</text:p>
          </table:table-cell>
          <table:table-cell table:style-name="Таблица2.B2" office:value-type="string">
            <text:p text:style-name="P122"><text:span text:style-name="Descr_5f_dtype"><text:span text:style-name="T69">(long)</text:span></text:span><text:span text:style-name="Descr"><text:span text:style-name="T220"> </text:span></text:span><text:span text:style-name="Descr"><text:span text:style-name="T179">Right</text:span></text:span><text:span text:style-name="Descr"><text:span text:style-name="T73"> size (full screen is -</text:span></text:span><text:span text:style-name="Descr"><text:span text:style-name="T77">199200</text:span></text:span><text:span text:style-name="Descr"><text:span text:style-name="T73"> </text:span></text:span><text:span text:style-name="Descr"><text:span text:style-name="T78">+</text:span></text:span><text:span text:style-name="Descr"><text:span text:style-name="T73">left/-right)</text:span></text:span></text:p>
          </table:table-cell>
        </table:table-row>
        <table:table-row>
          <table:table-cell table:style-name="Таблица2.A2" office:value-type="string">
            <text:p text:style-name="P19">24</text:p>
          </table:table-cell>
          <table:table-cell table:style-name="Таблица2.B2" office:value-type="string">
            <text:p text:style-name="P119"><text:span text:style-name="Descr_5f_dtype">(unsigned int)</text:span><text:span text:style-name="Descr"><text:span text:style-name="T135"> </text:span></text:span><text:span text:style-name="Descr"><text:span text:style-name="T73">Music number (</text:span></text:span><text:span text:style-name="Descr"><text:span text:style-name="T79">24</text:span></text:span><text:span text:style-name="Descr"><text:span text:style-name="T73"> is </text:span></text:span><text:span text:style-name="Descr"><text:span text:style-name="T80">enable custom music file</text:span></text:span><text:span text:style-name="Descr"><text:span text:style-name="T73">)</text:span></text:span></text:p>
          </table:table-cell>
        </table:table-row>
        <table:table-row>
          <table:table-cell table:style-name="Таблица2.A7" office:value-type="string">
            <text:p text:style-name="P160">16291944</text:p>
          </table:table-cell>
          <table:table-cell table:style-name="Таблица2.B7" office:value-type="string">
            <text:p text:style-name="P159"><text:span text:style-name="Descr_5f_dtype">(long)</text:span><text:span text:style-name="Descr"><text:span text:style-name="T176"> </text:span></text:span><text:span text:style-name="Descr"><text:span text:style-name="T174">Background color </text:span></text:span><text:span text:style-name="Descr_5f_special"><text:span text:style-name="T200">(In old versions editors)</text:span></text:span><text:span text:style-name="Descr"><text:span text:style-name="T174"><text:line-break/></text:span></text:span><text:span text:style-name="Descr"><text:span text:style-name="T175">[</text:span></text:span><text:span text:style-name="Descr"><text:span text:style-name="T174">0</text:span></text:span><text:span text:style-name="Descr"><text:span text:style-name="T175">]</text:span></text:span><text:span text:style-name="Descr"><text:span text:style-name="T174"> = </text:span></text:span><text:span text:style-name="Descr"><text:span text:style-name="T249">black</text:span></text:span><text:span text:style-name="Descr"><text:span text:style-name="T174">, </text:span></text:span><text:span text:style-name="Descr"><text:span text:style-name="T175">[</text:span></text:span><text:span text:style-name="Descr"><text:span text:style-name="T174">16291944</text:span></text:span><text:span text:style-name="Descr"><text:span text:style-name="T175">]</text:span></text:span><text:span text:style-name="Descr"><text:span text:style-name="T174"> = </text:span></text:span><text:span text:style-name="Descr"><text:span text:style-name="T248">blue</text:span></text:span><text:span text:style-name="Descr"><text:span text:style-name="T174">, </text:span></text:span><text:span text:style-name="Descr"><text:span text:style-name="T175">[</text:span></text:span><text:span text:style-name="Descr"><text:span text:style-name="T174">10520656</text:span></text:span><text:span text:style-name="Descr"><text:span text:style-name="T175">]</text:span></text:span><text:span text:style-name="Descr"><text:span text:style-name="T174"> = </text:span></text:span><text:span text:style-name="Descr"><text:span text:style-name="T250">dark blue-green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0"><text:span text:style-name="Descr_5f_dtype">(bool)</text:span><text:span text:style-name="Descr"><text:span text:style-name="T135"> </text:span></text:span><text:span text:style-name="Descr"><text:span text:style-name="T73">Is Level wrap</text:span></text:span></text:p>
          </table:table-cell>
        </table:table-row>
        <table:table-row>
          <table:table-cell table:style-name="Таблица2.A2" office:value-type="string">
            <text:p text:style-name="P21">#TRUE#</text:p>
          </table:table-cell>
          <table:table-cell table:style-name="Таблица2.B2" office:value-type="string">
            <text:p text:style-name="P121"><text:span text:style-name="Descr_5f_dtype">(bool)</text:span><text:span text:style-name="Descr"><text:span text:style-name="T136"> </text:span></text:span><text:span text:style-name="Descr"><text:span text:style-name="T73">enable Off </text:span></text:span><text:span text:style-name="Descr"><text:span text:style-name="T121">S</text:span></text:span><text:span text:style-name="Descr"><text:span text:style-name="T73">creen exit</text:span></text:span></text:p>
          </table:table-cell>
        </table:table-row>
        <table:table-row>
          <table:table-cell table:style-name="Таблица2.A2" office:value-type="string">
            <text:p text:style-name="P19">13</text:p>
          </table:table-cell>
          <table:table-cell table:style-name="Таблица2.B2" office:value-type="string">
            <text:p text:style-name="P119"><text:span text:style-name="Descr_5f_dtype">(unsigned int)</text:span><text:span text:style-name="Descr"><text:span text:style-name="T136"> </text:span></text:span><text:span text:style-name="Descr"><text:span text:style-name="T73">Background number</text:span></text:span></text:p>
          </table:table-cell>
        </table:table-row>
        <table:table-row>
          <table:table-cell table:style-name="Таблица2.A2" office:value-type="string">
            <text:p text:style-name="P21">#FALSE#</text:p>
          </table:table-cell>
          <table:table-cell table:style-name="Таблица2.B2" office:value-type="string">
            <text:p text:style-name="P121"><text:span text:style-name="Descr_5f_dtype">(bool)</text:span><text:span text:style-name="Descr"><text:span text:style-name="T137"> </text:span></text:span><text:span text:style-name="Descr"><text:span text:style-name="T73">No turn back</text:span></text:span></text:p>
          </table:table-cell>
        </table:table-row>
        <table:table-row>
          <table:table-cell table:style-name="Таблица2.A2" office:value-type="string">
            <text:p text:style-name="P21">#TRUE#</text:p>
          </table:table-cell>
          <table:table-cell table:style-name="Таблица2.B2" office:value-type="string">
            <text:p text:style-name="P121"><text:span text:style-name="Descr_5f_dtype">(bool)</text:span><text:span text:style-name="Descr"><text:span text:style-name="T137"> </text:span></text:span><text:span text:style-name="Descr"><text:span text:style-name="T73">Under water<text:tab/></text:span></text:span><text:span text:style-name="Descr"><text:span text:style-name="T256">(&gt;=</text:span></text:span><text:span text:style-name="Descr"><text:span text:style-name="T257">32</text:span></text:span><text:span text:style-name="Descr"><text:span text:style-name="T256">)</text:span></text:span></text:p>
          </table:table-cell>
        </table:table-row>
        <table:table-row>
          <table:table-cell table:style-name="Таблица2.A2" office:value-type="string">
            <text:p text:style-name="P121"><text:span text:style-name="T150">"</text:span><text:span text:style-name="T152">somefile.mp3</text:span><text:span text:style-name="T150">"</text:span></text:p>
          </table:table-cell>
          <table:table-cell table:style-name="Таблица2.B2" office:value-type="string">
            <text:p text:style-name="P121"><text:span text:style-name="Descr_5f_dtype">(string)</text:span><text:span text:style-name="Descr"><text:span text:style-name="T137"> </text:span></text:span><text:span text:style-name="Descr"><text:span text:style-name="T73">Cust</text:span></text:span><text:span text:style-name="Descr"><text:span text:style-name="T81">o</text:span></text:span><text:span text:style-name="Descr"><text:span text:style-name="T73">m music file<text:tab/></text:span></text:span><text:span text:style-name="Descr_5f_FileFormatLimit"><text:span text:style-name="T224">(&gt;=2</text:span></text:span><text:span text:style-name="Descr_5f_FileFormatLimit"><text:span text:style-name="T225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26"><text:span text:style-name="T243">(</text:span><text:span text:style-name="T242">End loop)</text:span></text:p>
          </table:table-cell>
          <table:covered-table-cell/>
        </table:table-row>
      </table:table>
      <text:p text:style-name="P149"><text:span text:style-name="Descr_5f_ttl"><text:span text:style-name="T73"/></text:span></text:p>
      <text:p text:style-name="P126"><text:span text:style-name="Descr_5f_ttl"><text:span text:style-name="T73">Player start </text:span></text:span><text:span text:style-name="Descr_5f_ttl"><text:span text:style-name="T128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-199996</text:p>
          </table:table-cell>
          <table:table-cell table:style-name="Таблица3.B1" office:value-type="string">
            <text:p text:style-name="P128"><text:span text:style-name="Descr_5f_dtype">(long)</text:span><text:span text:style-name="Descr"><text:span text:style-name="T137"> </text:span></text:span><text:span text:style-name="Descr"><text:span text:style-name="T73">First player Position x </text:span></text:span><text:span text:style-name="Descr"><text:span text:style-name="T82">(+left/-right)</text:span></text:span><text:span text:style-name="Descr"><text:span text:style-name="T73">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2">-200600</text:p>
          </table:table-cell>
          <table:table-cell table:style-name="Таблица3.B2" office:value-type="string">
            <text:p text:style-name="P128"><text:span text:style-name="Descr_5f_dtype">(long)</text:span><text:span text:style-name="Descr"><text:span text:style-name="T137"> </text:span></text:span><text:span text:style-name="Descr"><text:span text:style-name="T73">First player </text:span></text:span><text:span text:style-name="Descr"><text:span text:style-name="T120">Position</text:span></text:span><text:span text:style-name="Descr"><text:span text:style-name="T73"> y </text:span></text:span><text:span text:style-name="Descr"><text:span text:style-name="T83">(+up/-down) </text:span></text:span><text:span text:style-name="Descr"><text:span text:style-name="T73">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2">24</text:p>
          </table:table-cell>
          <table:table-cell table:style-name="Таблица3.B2" office:value-type="string">
            <text:p text:style-name="P128"><text:span text:style-name="Descr_5f_dtype">(unsigned int)</text:span><text:span text:style-name="Descr"><text:span text:style-name="T137"> </text:span></text:span><text:span text:style-name="Descr"><text:span text:style-name="T118">Width of </text:span></text:span><text:span text:style-name="Descr"><text:span text:style-name="T157">character </text:span></text:span><text:span text:style-name="Descr"><text:span text:style-name="T73">(0 – is is first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  <table:table-row>
          <table:table-cell table:style-name="Таблица3.A2" office:value-type="string">
            <text:p text:style-name="P22">54</text:p>
          </table:table-cell>
          <table:table-cell table:style-name="Таблица3.B2" office:value-type="string">
            <text:p text:style-name="P129"><text:span text:style-name="Descr_5f_dtype">(unsigned int)</text:span><text:span text:style-name="Descr"><text:span text:style-name="T137"> </text:span></text:span><text:span text:style-name="Descr"><text:span text:style-name="T73">Height of character (0 – is is first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2">-199242</text:p>
          </table:table-cell>
          <table:table-cell table:style-name="Таблица3.B2" office:value-type="string">
            <text:p text:style-name="P128"><text:span text:style-name="Descr_5f_dtype">(long)</text:span><text:span text:style-name="Descr"><text:span text:style-name="T137"> </text:span></text:span><text:span text:style-name="Descr"><text:span text:style-name="T73">Second player Position x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2">-200068</text:p>
          </table:table-cell>
          <table:table-cell table:style-name="Таблица3.B2" office:value-type="string">
            <text:p text:style-name="P128"><text:span text:style-name="Descr_5f_dtype">(long)</text:span><text:span text:style-name="Descr"><text:span text:style-name="T137"> </text:span></text:span><text:span text:style-name="Descr"><text:span text:style-name="T73">Second player </text:span></text:span><text:span text:style-name="Descr"><text:span text:style-name="T120">Position</text:span></text:span><text:span text:style-name="Descr"><text:span text:style-name="T73"> y (0 –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 </text:span></text:span></text:p>
          </table:table-cell>
        </table:table-row>
        <table:table-row>
          <table:table-cell table:style-name="Таблица3.A2" office:value-type="string">
            <text:p text:style-name="P22">24</text:p>
          </table:table-cell>
          <table:table-cell table:style-name="Таблица3.B2" office:value-type="string">
            <text:p text:style-name="P128"><text:span text:style-name="Descr_5f_dtype">(unsigned int)</text:span><text:span text:style-name="Descr"><text:span text:style-name="T137"> </text:span></text:span><text:span text:style-name="Descr"><text:span text:style-name="T118">Width of </text:span></text:span><text:span text:style-name="Descr"><text:span text:style-name="T157">character </text:span></text:span><text:span text:style-name="Descr"><text:span text:style-name="T73">(0 – is is second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  <table:table-row>
          <table:table-cell table:style-name="Таблица3.A2" office:value-type="string">
            <text:p text:style-name="P22">60</text:p>
          </table:table-cell>
          <table:table-cell table:style-name="Таблица3.B2" office:value-type="string">
            <text:p text:style-name="P129"><text:span text:style-name="Descr_5f_dtype">(unsigned int)</text:span><text:span text:style-name="Descr"><text:span text:style-name="T137"> </text:span></text:span><text:span text:style-name="Descr"><text:span text:style-name="T73">Height of character (0 – is is second player poin</text:span></text:span><text:span text:style-name="Descr"><text:span text:style-name="T119">t</text:span></text:span><text:span text:style-name="Descr"><text:span text:style-name="T73"> </text:span></text:span><text:span text:style-name="Descr"><text:span text:style-name="T119">isn't set</text:span></text:span><text:span text:style-name="Descr"><text:span text:style-name="T73">)</text:span></text:span></text:p>
          </table:table-cell>
        </table:table-row>
      </table:table>
      <text:p text:style-name="P128"><text:span text:style-name="Descr"><text:span text:style-name="T73"/></text:span></text:p>
      <text:p text:style-name="P128"><text:span text:style-name="Descr"><text:span text:style-name="T73"/></text:span></text:p>
      <text:p text:style-name="P71"/>
      <text:p text:style-name="P143"><text:span text:style-name="Descr_5f_ttl"><text:span text:style-name="T73">Blocks</text:span></text:span></text:p>
      <text:p text:style-name="P71"><text:span text:style-name="Descr_5f_ttl"><text:span text:style-name="T73"/></text:span></text:p>
      <text:p text:style-name="P180"><text:span text:style-name="Descr_5f_ttl"><text:span text:style-name="T222">Description of </text:span></text:span><text:span text:style-name="Descr_5f_ttl"><text:span text:style-name="T223">the </text:span></text:span><text:span text:style-name="Descr_5f_ttl"><text:span text:style-name="T222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2"><text:span text:style-name="Descr_5f_loop"><text:span text:style-name="T73">(Loop = how </text:span></text:span><text:span text:style-name="Descr_5f_loop"><text:span text:style-name="T149">many</text:span></text:span><text:span text:style-name="Descr_5f_loop"><text:span text:style-name="T73"> blocks </text:span></text:span><text:span text:style-name="Descr_5f_loop"><text:span text:style-name="T149">are</text:span></text:span><text:span text:style-name="Descr_5f_loop"><text:span text:style-name="T73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3">-241408</text:p>
          </table:table-cell>
          <table:table-cell table:style-name="Таблица4.B2" office:value-type="string">
            <text:p text:style-name="P67"><text:span text:style-name="Descr_5f_dtype">(long)</text:span><text:span text:style-name="Descr"><text:span text:style-name="T138"> </text:span></text:span><text:span text:style-name="Descr"><text:span text:style-name="T73">Block position x</text:span></text:span></text:p>
          </table:table-cell>
        </table:table-row>
        <table:table-row>
          <table:table-cell table:style-name="Таблица4.A2" office:value-type="string">
            <text:p text:style-name="P23">-180512</text:p>
          </table:table-cell>
          <table:table-cell table:style-name="Таблица4.B2" office:value-type="string">
            <text:p text:style-name="P67"><text:span text:style-name="Descr_5f_dtype">(long)</text:span><text:span text:style-name="Descr"><text:span text:style-name="T139"> </text:span></text:span><text:span text:style-name="Descr"><text:span text:style-name="T73">Block position y</text:span></text:span></text:p>
          </table:table-cell>
        </table:table-row>
        <table:table-row>
          <table:table-cell table:style-name="Таблица4.A2" office:value-type="string">
            <text:p text:style-name="P23">32</text:p>
          </table:table-cell>
          <table:table-cell table:style-name="Таблица4.B2" office:value-type="string">
            <text:p text:style-name="P67"><text:span text:style-name="Descr_5f_dtype">(unsigned int)</text:span><text:span text:style-name="Descr"><text:span text:style-name="T139"> </text:span></text:span><text:span text:style-name="Descr"><text:span text:style-name="T73">Height</text:span></text:span><text:span text:style-name="T84"> </text:span></text:p>
          </table:table-cell>
        </table:table-row>
        <table:table-row>
          <table:table-cell table:style-name="Таблица4.A2" office:value-type="string">
            <text:p text:style-name="P23">32</text:p>
          </table:table-cell>
          <table:table-cell table:style-name="Таблица4.B2" office:value-type="string">
            <text:p text:style-name="P68"><text:span text:style-name="Descr_5f_dtype">(unsigned int) </text:span><text:span text:style-name="Descr"><text:span text:style-name="T73">Width</text:span></text:span></text:p>
          </table:table-cell>
        </table:table-row>
        <table:table-row>
          <table:table-cell table:style-name="Таблица4.A2" office:value-type="string">
            <text:p text:style-name="P23">63</text:p>
          </table:table-cell>
          <table:table-cell table:style-name="Таблица4.B2" office:value-type="string">
            <text:p text:style-name="P68"><text:span text:style-name="Descr_5f_dtype">(unsigned int) </text:span><text:span text:style-name="Descr"><text:span text:style-name="T142">Block ID</text:span></text:span></text:p>
          </table:table-cell>
        </table:table-row>
        <table:table-row>
          <table:table-cell table:style-name="Таблица4.A2" office:value-type="string">
            <text:p text:style-name="P23">0</text:p>
          </table:table-cell>
          <table:table-cell table:style-name="Таблица4.B2" office:value-type="string">
            <text:p text:style-name="P68"><text:span text:style-name="Descr_5f_dtype">(unsigned int) </text:span><text:span text:style-name="Descr"><text:span text:style-name="T73">Containing NPC num</text:span></text:span><text:span text:style-name="Descr"><text:span text:style-name="T124">b</text:span></text:span><text:span text:style-name="Descr"><text:span text:style-name="T73">er </text:span></text:span><text:span text:style-name="Descr"><text:span text:style-name="T134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3">#FALSE#</text:p>
          </table:table-cell>
          <table:table-cell table:style-name="Таблица4.B2" office:value-type="string">
            <text:p text:style-name="P69"><text:span text:style-name="Descr_5f_dtype">(bool)</text:span><text:span text:style-name="Descr"><text:span text:style-name="T73"> Invisible</text:span></text:span></text:p>
          </table:table-cell>
        </table:table-row>
        <table:table-row>
          <table:table-cell table:style-name="Таблица4.A2" office:value-type="string">
            <text:p text:style-name="P23">#TRUE#</text:p>
          </table:table-cell>
          <table:table-cell table:style-name="Таблица4.B2" office:value-type="string">
            <text:p text:style-name="P69"><text:span text:style-name="Descr_5f_dtype">(bool)</text:span><text:span text:style-name="Descr"><text:span text:style-name="T73"> Slippery<text:tab/></text:span></text:span><text:span text:style-name="Descr_5f_FileFormatLimit"><text:span text:style-name="T224">(&gt;=6</text:span></text:span><text:span text:style-name="Descr_5f_FileFormatLimit"><text:span text:style-name="T237">2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4.A2" office:value-type="string">
            <text:p text:style-name="P23">"Default"</text:p>
          </table:table-cell>
          <table:table-cell table:style-name="Таблица4.B2" office:value-type="string">
            <text:p text:style-name="P69"><text:span text:style-name="Descr_5f_dtype">(</text:span><text:span text:style-name="Descr_5f_dtype"><text:span text:style-name="T260">string</text:span></text:span><text:span text:style-name="Descr_5f_dtype">)</text:span><text:span text:style-name="Descr"><text:span text:style-name="T73"> Layer </text:span></text:span><text:span text:style-name="Descr"><text:span text:style-name="T85">nam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4.A2" office:value-type="string">
            <text:p text:style-name="P67"><text:span text:style-name="T73">"</text:span><text:span text:style-name="T86">BlockDestroy</text:span><text:span text:style-name="T73">"</text:span></text:p>
          </table:table-cell>
          <table:table-cell table:style-name="Таблица4.B2" office:value-type="string">
            <text:p text:style-name="P69"><text:span text:style-name="Descr_5f_dtype">(</text:span><text:span text:style-name="Descr_5f_dtype"><text:span text:style-name="T260">string</text:span></text:span><text:span text:style-name="Descr_5f_dtype">)</text:span><text:span text:style-name="Descr"><text:span text:style-name="T73"> Block destroy event nam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4.A2" office:value-type="string">
            <text:p text:style-name="P67"><text:span text:style-name="T73">"</text:span><text:span text:style-name="T86">hitme</text:span><text:span text:style-name="T73">"</text:span></text:p>
          </table:table-cell>
          <table:table-cell table:style-name="Таблица4.B2" office:value-type="string">
            <text:p text:style-name="P70"><text:span text:style-name="Descr_5f_dtype">(</text:span><text:span text:style-name="Descr_5f_dtype"><text:span text:style-name="T260">string</text:span></text:span><text:span text:style-name="Descr_5f_dtype">)</text:span><text:span text:style-name="Descr"><text:span text:style-name="T73"> Block hit event nam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4.A2" office:value-type="string">
            <text:p text:style-name="P67"><text:span text:style-name="T73">"</text:span><text:span text:style-name="T86">NoMore</text:span><text:span text:style-name="T73">"</text:span></text:p>
          </table:table-cell>
          <table:table-cell table:style-name="Таблица4.B2" office:value-type="string">
            <text:p text:style-name="P70"><text:span text:style-name="Descr_5f_dtype">(</text:span><text:span text:style-name="Descr_5f_dtype"><text:span text:style-name="T260">string</text:span></text:span><text:span text:style-name="Descr_5f_dtype">)</text:span><text:span text:style-name="Descr"><text:span text:style-name="T73"> "No more object in layer" event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2"><text:span text:style-name="Descr_5f_loop"><text:span text:style-name="T73">(Loop end)</text:span></text:span></text:p>
          </table:table-cell>
          <table:covered-table-cell/>
        </table:table-row>
      </table:table>
      <text:p text:style-name="P79"><text:span text:style-name="Descr_5f_ttl"><text:span text:style-name="T275">Note: </text:span></text:span><text:span text:style-name="Descr_5f_ttl"><text:span text:style-name="T272">Array must be sorted by x and by y;</text:span></text:span></text:p>
      <text:p text:style-name="P81"><text:span text:style-name="Descr_5f_ttl"><text:span text:style-name="T87">Marker between </text:span></text:span><text:span text:style-name="Descr_5f_ttl"><text:span text:style-name="T73">Backgrounds </text:span></text:span><text:span text:style-name="Descr_5f_ttl"><text:span text:style-name="T87">an</text:span></text:span><text:span text:style-name="Descr_5f_ttl"><text:span text:style-name="T133">d</text:span></text:span><text:span text:style-name="Descr_5f_ttl"><text:span text:style-name="T87"> blocks</text:span></text:span><text:span text:style-name="Descr_5f_ttl"><text:span text:style-name="T73">:</text:span></text:span></text:p>
      <text:p text:style-name="P2">"next"</text:p>
      <text:p text:style-name="P90"><text:span text:style-name="Descr_5f_ttl"><text:span text:style-name="T73"/></text:span></text:p>
      <text:p text:style-name="P165"><text:span text:style-name="Descr_5f_ttl"><text:span text:style-name="T73"/></text:span></text:p>
      <text:p text:style-name="P150"><text:span text:style-name="Descr_5f_ttl"><text:span text:style-name="T73">Background </text:span></text:span><text:span text:style-name="Descr_5f_ttl"><text:span text:style-name="T117">objects</text:span></text:span><text:span text:style-name="Descr_5f_ttl"><text:span text:style-name="T73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3"><text:span text:style-name="Descr_5f_loop"><text:span text:style-name="T73">(Loop = ho</text:span></text:span><text:span text:style-name="Descr_5f_loop"><text:span text:style-name="T148">w many </text:span></text:span><text:span text:style-name="Descr_5f_loop"><text:span text:style-name="T88">backgrounds </text:span></text:span><text:span text:style-name="Descr_5f_loop"><text:span text:style-name="T148">are </text:span></text:span><text:span text:style-name="Descr_5f_loop"><text:span text:style-name="T73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5"><text:span text:style-name="Descr_5f_dtype">(</text:span><text:span text:style-name="Descr_5f_dtype"><text:span text:style-name="T261">long</text:span></text:span><text:span text:style-name="Descr_5f_dtype">)</text:span><text:span text:style-name="Descr"><text:span text:style-name="T73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5"><text:span text:style-name="Descr_5f_dtype">(</text:span><text:span text:style-name="Descr_5f_dtype"><text:span text:style-name="T261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5"><text:span text:style-name="Descr_5f_dtype">(</text:span><text:span text:style-name="Descr_5f_dtype"><text:span text:style-name="T261">unsigned int</text:span></text:span><text:span text:style-name="Descr_5f_dtype">)</text:span><text:span text:style-name="Descr"><text:span text:style-name="T73"> Background-1 number</text:span></text:span></text:p>
          </table:table-cell>
        </table:table-row>
        <table:table-row>
          <table:table-cell table:style-name="Таблица5.A2" office:value-type="string">
            <text:p text:style-name="P24">"Default"</text:p>
          </table:table-cell>
          <table:table-cell table:style-name="Таблица5.B2" office:value-type="string">
            <text:p text:style-name="P95"><text:span text:style-name="Descr_5f_dtype">(</text:span><text:span text:style-name="Descr_5f_dtype"><text:span text:style-name="T260">string</text:span></text:span><text:span text:style-name="Descr_5f_dtype">)</text:span><text:span text:style-name="Descr"><text:span text:style-name="T73"> Layer nam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3"><text:span text:style-name="Descr_5f_loop"><text:span text:style-name="T73">(Loop end)</text:span></text:span></text:p>
          </table:table-cell>
          <table:covered-table-cell/>
        </table:table-row>
      </table:table>
      <text:p text:style-name="P80"><text:span text:style-name="Descr_5f_ttl"><text:span text:style-name="T275">Note</text:span></text:span><text:span text:style-name="Descr_5f_ttl"><text:span text:style-name="T276">: </text:span></text:span><text:span text:style-name="Descr_5f_ttl"><text:span text:style-name="T272">Array must be sorted by x and by y </text:span></text:span><text:span text:style-name="Descr_5f_ttl"><text:span text:style-name="T273">and grouped by special priory </text:span></text:span><text:span text:style-name="Descr_5f_ttl"><text:span text:style-name="T274">by ID</text:span></text:span><text:span text:style-name="Descr_5f_ttl"><text:span text:style-name="T272">;</text:span></text:span></text:p>
      <text:p text:style-name="P83"><text:span text:style-name="Descr_5f_ttl"><text:span text:style-name="T87">Marker between NPC</text:span></text:span><text:span text:style-name="Descr_5f_ttl"><text:span text:style-name="T73"> </text:span></text:span><text:span text:style-name="Descr_5f_ttl"><text:span text:style-name="T87">an</text:span></text:span><text:span text:style-name="Descr_5f_ttl"><text:span text:style-name="T133">d</text:span></text:span><text:span text:style-name="Descr_5f_ttl"><text:span text:style-name="T87"> </text:span></text:span><text:span text:style-name="Descr_5f_ttl"><text:span text:style-name="T73">Backgrounds:</text:span></text:span></text:p>
      <text:p text:style-name="P3">"next"</text:p>
      <text:p text:style-name="P91"><text:span text:style-name="Descr_5f_ttl"><text:span text:style-name="T89"/></text:span></text:p>
      <text:p text:style-name="P182"/>
      <text:p text:style-name="P144"><text:span text:style-name="Descr_5f_ttl"><text:span text:style-name="T89">N</text:span></text:span><text:span text:style-name="Descr_5f_ttl"><text:span text:style-name="T147">PC</text:span></text:span><text:span text:style-name="Descr_5f_ttl"><text:span text:style-name="T89"> </text:span></text:span><text:span text:style-name="Descr_5f_ttl"><text:span text:style-name="T73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5"><text:span text:style-name="Descr_5f_loop"><text:span text:style-name="T73">(Loop = how </text:span></text:span><text:span text:style-name="Descr_5f_loop"><text:span text:style-name="T147">many </text:span></text:span><text:span text:style-name="Descr_5f_loop"><text:span text:style-name="T89">NP</text:span></text:span><text:span text:style-name="Descr_5f_loop"><text:span text:style-name="T144">C</text:span></text:span><text:span text:style-name="Descr_5f_loop"><text:span text:style-name="T89">s </text:span></text:span><text:span text:style-name="Descr_5f_loop"><text:span text:style-name="T147">are in</text:span></text:span><text:span text:style-name="Descr_5f_loop"><text:span text:style-name="T73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5">-199966</text:p>
          </table:table-cell>
          <table:table-cell table:style-name="Таблица6.B2" office:value-type="string">
            <text:p text:style-name="P104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Position x<text:tab/></text:span></text:span></text:p>
          </table:table-cell>
        </table:table-row>
        <table:table-row>
          <table:table-cell table:style-name="Таблица6.A2" office:value-type="string">
            <text:p text:style-name="P25">-200480</text:p>
          </table:table-cell>
          <table:table-cell table:style-name="Таблица6.B2" office:value-type="string">
            <text:p text:style-name="P104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6.A2" office:value-type="string">
            <text:p text:style-name="P25">-1</text:p>
          </table:table-cell>
          <table:table-cell table:style-name="Таблица6.B2" office:value-type="string">
            <text:p text:style-name="P104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00"> </text:span></text:span><text:span text:style-name="Descr"><text:span text:style-name="T211">[</text:span></text:span><text:span text:style-name="Descr"><text:span text:style-name="T200">-1</text:span></text:span><text:span text:style-name="Descr"><text:span text:style-name="T211">]</text:span></text:span><text:span text:style-name="Descr"><text:span text:style-name="T200"> left, </text:span></text:span><text:span text:style-name="Descr"><text:span text:style-name="T211">[</text:span></text:span><text:span text:style-name="Descr"><text:span text:style-name="T200">0</text:span></text:span><text:span text:style-name="Descr"><text:span text:style-name="T211">]</text:span></text:span><text:span text:style-name="Descr"><text:span text:style-name="T200"> random/</text:span></text:span><text:span text:style-name="Descr"><text:span text:style-name="T210">none</text:span></text:span><text:span text:style-name="Descr"><text:span text:style-name="T200">, </text:span></text:span><text:span text:style-name="Descr"><text:span text:style-name="T211">[</text:span></text:span><text:span text:style-name="Descr"><text:span text:style-name="T200">1</text:span></text:span><text:span text:style-name="Descr"><text:span text:style-name="T211">]</text:span></text:span><text:span text:style-name="Descr"><text:span text:style-name="T200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3"> </text:span></text:span><text:span text:style-name="Descr"><text:span text:style-name="T153">NPC </text:span></text:span><text:span text:style-name="Descr"><text:span text:style-name="T154">number<text:tab/>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_5f_special"><text:span text:style-name="T200">71</text:span></text:span></text:p>
          </table:table-cell>
          <table:table-cell table:style-name="Таблица6.B6" office:value-type="string">
            <text:p text:style-name="P105"><text:span text:style-name="Descr_5f_dtype"><text:span text:style-name="T263">(</text:span></text:span><text:span text:style-name="Descr_5f_dtype"><text:span text:style-name="T24">int</text:span></text:span><text:span text:style-name="Descr_5f_dtype"><text:span text:style-name="T263">)</text:span></text:span><text:span text:style-name="Descr"><text:span text:style-name="T214"> Special option:<text:tab/></text:span></text:span><text:span text:style-name="Descr_5f_FileFormatLimit"><text:span text:style-name="T215">(&gt;=</text:span></text:span><text:span text:style-name="Descr_5f_FileFormatLimit"><text:span text:style-name="T216">10</text:span></text:span><text:span text:style-name="Descr_5f_FileFormatLimit"><text:span text:style-name="T215">)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94"/></text:span></text:p>
          </table:table-cell>
          <table:table-cell table:style-name="Таблица6.B6" office:value-type="string">
            <text:p text:style-name="P99"><text:span text:style-name="Descr"><text:span text:style-name="T194">Included NPC: us</text:span></text:span><text:span text:style-name="Descr"><text:span text:style-name="T199">es only if the </text:span></text:span><text:span text:style-name="Descr"><text:span text:style-name="T194">N</text:span></text:span><text:span text:style-name="Descr"><text:span text:style-name="T198">PC</text:span></text:span><text:span text:style-name="Descr"><text:span text:style-name="T194"> is<text:tab/>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"><text:span text:style-name="T200"/></text:span></text:p>
          </table:table-cell>
          <table:table-cell table:style-name="Таблица6.B6" office:value-type="string">
            <text:p text:style-name="P100"><text:span text:style-name="Descr"><text:span text:style-name="T200">Buuble</text:span></text:span><text:span text:style-name="Descr"><text:span text:style-name="T201">(283)</text:span></text:span><text:span text:style-name="Descr"><text:span text:style-name="T200">/Burred</text:span></text:span><text:span text:style-name="Descr"><text:span text:style-name="T202">(91)</text:span></text:span><text:span text:style-name="Descr"><text:span text:style-name="T200">/Lakitu</text:span></text:span><text:span text:style-name="Descr"><text:span text:style-name="T203">(284)</text:span></text:span><text:span text:style-name="Descr"><text:span text:style-name="T200">/Egg</text:span></text:span><text:span text:style-name="Descr"><text:span text:style-name="T204">(96)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"><text:span text:style-name="T200"/></text:span></text:p>
          </table:table-cell>
          <table:table-cell table:style-name="Таблица6.B6" office:value-type="string">
            <text:p text:style-name="P101"><text:span text:style-name="Descr"><text:span text:style-name="T195">CoopaTroopa </text:span></text:span><text:span text:style-name="Descr"><text:span text:style-name="T197">algorithm</text:span></text:span><text:span text:style-name="Descr"><text:span text:style-name="T195">: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"><text:span text:style-name="T205"/></text:span></text:p>
          </table:table-cell>
          <table:table-cell table:style-name="Таблица6.B6" office:value-type="string">
            <text:p text:style-name="P101"><text:span text:style-name="Descr"><text:span text:style-name="T205">0 chase, 1 jump, 2 hover L/R, 3 hover U/D, </text:span></text:span><text:span text:style-name="Descr"><text:span text:style-name="T213">&gt;4 idle in air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"><text:span text:style-name="T200"/></text:span></text:p>
          </table:table-cell>
          <table:table-cell table:style-name="Таблица6.B6" office:value-type="string">
            <text:p text:style-name="P108"><text:span text:style-name="Descr"><text:span text:style-name="T195">Cheap-cheap </text:span></text:span><text:span text:style-name="Descr"><text:span text:style-name="T197">algorithm</text:span></text:span><text:span text:style-name="Descr"><text:span text:style-name="T195">:</text:span></text:span></text:p>
          </table:table-cell>
        </table:table-row>
        <table:table-row>
          <table:table-cell table:style-name="Таблица6.A6" office:value-type="string">
            <text:p text:style-name="P101"><text:span text:style-name="Descr"><text:span text:style-name="T200"/></text:span></text:p>
          </table:table-cell>
          <table:table-cell table:style-name="Таблица6.B6" office:value-type="string">
            <text:p text:style-name="P101"><text:span text:style-name="Descr"><text:span text:style-name="T205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2"><text:span text:style-name="Descr"><text:span text:style-name="T200"/></text:span></text:p>
          </table:table-cell>
          <table:table-cell table:style-name="Таблица6.B6" office:value-type="string">
            <text:p text:style-name="P102"><text:span text:style-name="Descr"><text:span text:style-name="T196">Firebar position (</text:span></text:span><text:span text:style-name="Descr"><text:span text:style-name="T168">NPC 260</text:span></text:span><text:span text:style-name="Descr"><text:span text:style-name="T196">) </text:span></text:span><text:span text:style-name="Descr"><text:span text:style-name="T169">0-32</text:span></text:span></text:p>
          </table:table-cell>
        </table:table-row>
        <table:table-row>
          <table:table-cell table:style-name="Таблица6.A6" office:value-type="string">
            <text:p text:style-name="P102"/>
          </table:table-cell>
          <table:table-cell table:style-name="Таблица6.B6" office:value-type="string">
            <text:p text:style-name="P112"><text:span text:style-name="Descr"><text:span text:style-name="T51">Warp to section:</text:span></text:span><text:span text:style-name="Descr"> -</text:span><text:span text:style-name="Descr"><text:span text:style-name="T277">1-20 (Section number -1)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_5f_special">12</text:span></text:p>
          </table:table-cell>
          <table:table-cell table:style-name="Таблица6.B6" office:value-type="string">
            <text:p text:style-name="P112"><text:span text:style-name="Descr_5f_dtype">(int)</text:span><text:span text:style-name="Descr"> </text:span><text:span text:style-name="Descr"><text:span text:style-name="T263">Second special option:</text:span></text:span><text:span text:style-name="Descr"> </text:span><text:span text:style-name="Descr"><text:span text:style-name="T58">(Only for NPC-91 with </text:span></text:span><text:span text:style-name="Descr"><text:span text:style-name="T57">s</text:span></text:span><text:span text:style-name="Descr"><text:span text:style-name="T60">p</text:span></text:span><text:span text:style-name="Descr"><text:span text:style-name="T61">e</text:span></text:span><text:span text:style-name="Descr"><text:span text:style-name="T60">c</text:span></text:span><text:span text:style-name="Descr"><text:span text:style-name="T62">ial=</text:span></text:span><text:span text:style-name="Descr"><text:span text:style-name="T58">288)</text:span></text:span></text:p>
          </table:table-cell>
        </table:table-row>
        <table:table-row>
          <table:table-cell table:style-name="Таблица6.A6" office:value-type="string">
            <text:p text:style-name="P102"/>
          </table:table-cell>
          <table:table-cell table:style-name="Таблица6.B6" office:value-type="string">
            <text:p text:style-name="P113"><text:span text:style-name="Descr"><text:span text:style-name="T51">Section </text:span></text:span><text:span text:style-name="Descr"><text:span text:style-name="T59">number</text:span></text:span><text:span text:style-name="Descr"><text:span text:style-name="T51"> for included magic potion:</text:span></text:span><text:span text:style-name="Descr"> -</text:span><text:span text:style-name="Descr"><text:span text:style-name="T278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5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00"> Generator </text:span></text:span><text:span text:style-name="Descr"><text:span text:style-name="T206">enabl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6" office:value-type="string">
            <text:p text:style-name="P137">3</text:p>
          </table:table-cell>
          <table:table-cell table:style-name="Таблица6.B6" office:value-type="string">
            <text:p text:style-name="P105"><text:span text:style-name="Descr_5f_dtype"><text:span text:style-name="T263">(</text:span></text:span><text:span text:style-name="Descr_5f_dtype"><text:span text:style-name="T25">int</text:span></text:span><text:span text:style-name="Descr_5f_dtype"><text:span text:style-name="T263">)</text:span></text:span><text:span text:style-name="Descr"><text:span text:style-name="T214"> Special:</text:span></text:span><text:span text:style-name="Descr"><text:span text:style-name="T200"> </text:span></text:span><text:span text:style-name="Descr"><text:span text:style-name="T207">Generator direction</text:span></text:span><text:span text:style-name="Descr"><text:span text:style-name="T178">: </text:span></text:span><text:span text:style-name="Descr"><text:span text:style-name="T170">[</text:span></text:span><text:span text:style-name="Descr"><text:span text:style-name="T171">1</text:span></text:span><text:span text:style-name="Descr"><text:span text:style-name="T170">]</text:span></text:span><text:span text:style-name="Descr"><text:span text:style-name="T171"> </text:span></text:span><text:span text:style-name="Descr"><text:span text:style-name="T172">up, </text:span></text:span><text:span text:style-name="Descr"><text:span text:style-name="T170">[2]</text:span></text:span><text:span text:style-name="Descr"><text:span text:style-name="T172"> left,<text:line-break/></text:span></text:span><text:span text:style-name="Descr"><text:span text:style-name="T170">[</text:span></text:span><text:span text:style-name="Descr"><text:span text:style-name="T173">3</text:span></text:span><text:span text:style-name="Descr"><text:span text:style-name="T200">] down, </text:span></text:span><text:span text:style-name="Descr"><text:span text:style-name="T212">[4] </text:span></text:span><text:span text:style-name="Descr"><text:span text:style-name="T200">right</text:span></text:span><text:span text:style-name="Descr"><text:span text:style-name="T224"> <text:s text:c="2"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6" office:value-type="string">
            <text:p text:style-name="P138">2</text:p>
          </table:table-cell>
          <table:table-cell table:style-name="Таблица6.B6" office:value-type="string">
            <text:p text:style-name="P106"><text:span text:style-name="Descr_5f_dtype"><text:span text:style-name="T263">(</text:span></text:span><text:span text:style-name="Descr_5f_dtype"><text:span text:style-name="T25">int</text:span></text:span><text:span text:style-name="Descr_5f_dtype"><text:span text:style-name="T263">)</text:span></text:span><text:span text:style-name="Descr"><text:span text:style-name="T214"> Special:</text:span></text:span><text:span text:style-name="Descr"><text:span text:style-name="T200"> </text:span></text:span><text:span text:style-name="Descr"><text:span text:style-name="T208">Generator type [1] Warp, [2] Projective<text:tab/> <text:s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00">155</text:span></text:span></text:p>
          </table:table-cell>
          <table:table-cell table:style-name="Таблица6.B6" office:value-type="string">
            <text:p text:style-name="P106"><text:span text:style-name="Descr_5f_dtype"><text:span text:style-name="T263">(</text:span></text:span><text:span text:style-name="Descr_5f_dtype"><text:span text:style-name="T264">unsigned </text:span></text:span><text:span text:style-name="Descr_5f_dtype"><text:span text:style-name="T25">int</text:span></text:span><text:span text:style-name="Descr_5f_dtype"><text:span text:style-name="T263">)</text:span></text:span><text:span text:style-name="Descr"><text:span text:style-name="T214"> Special:</text:span></text:span><text:span text:style-name="Descr"><text:span text:style-name="T200"> </text:span></text:span><text:span text:style-name="Descr"><text:span text:style-name="T209">Generator period ( sec*10 ) [1-600]<text:tab/> <text:s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Message by this NPC talkativ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bool</text:span></text:span><text:span text:style-name="Descr_5f_dtype">)</text:span><text:span text:style-name="Descr"><text:span text:style-name="T73"> </text:span></text:span><text:span text:style-name="Descr"><text:span text:style-name="T143">Friendly</text:span></text:span><text:span text:style-name="Descr"><text:span text:style-name="T73"> NPC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6">#FALSE#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bool</text:span></text:span><text:span text:style-name="Descr_5f_dtype">)</text:span><text:span text:style-name="Descr"><text:span text:style-name="T73"> Don't move NPC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bool</text:span></text:span><text:span text:style-name="Descr_5f_dtype">)</text:span><text:span text:style-name="Descr"><text:span text:style-name="T73"> LegacyBoss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Default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Layer name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Activate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Activate event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GOldCoin D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Death event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Talk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Talk event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NoMoreObj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No more object in layer event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6.A2" office:value-type="string">
            <text:p text:style-name="P25">"AttachToLayer"</text:p>
          </table:table-cell>
          <table:table-cell table:style-name="Таблица6.B2" office:value-type="string">
            <text:p text:style-name="P107"><text:span text:style-name="Descr_5f_dtype">(</text:span><text:span text:style-name="Descr_5f_dtype"><text:span text:style-name="T265">string</text:span></text:span><text:span text:style-name="Descr_5f_dtype">)</text:span><text:span text:style-name="Descr"><text:span text:style-name="T73"> Layer name to attach<text:tab/></text:span></text:span><text:span text:style-name="Descr_5f_FileFormatLimit"><text:span text:style-name="T224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4"><text:span text:style-name="Descr_5f_loop"><text:span text:style-name="T73">(Loop end)</text:span></text:span></text:p>
          </table:table-cell>
          <table:covered-table-cell/>
        </table:table-row>
      </table:table>
      <text:p text:style-name="P84"><text:span text:style-name="Descr_5f_loop"><text:span text:style-name="T73"/></text:span></text:p>
      <text:p text:style-name="P84"><text:span text:style-name="Descr_5f_ttl"><text:span text:style-name="T87"/></text:span></text:p>
      <text:p text:style-name="P142"><text:span text:style-name="Descr_5f_ttl"><text:span text:style-name="T87">Marker between NPC</text:span></text:span><text:span text:style-name="Descr_5f_ttl"><text:span text:style-name="T73"> </text:span></text:span><text:span text:style-name="Descr_5f_ttl"><text:span text:style-name="T87">and Doors</text:span></text:span><text:span text:style-name="Descr_5f_ttl"><text:span text:style-name="T73">:</text:span></text:span></text:p>
      <text:p text:style-name="P4">"next"</text:p>
      <text:p text:style-name="P94"><text:span text:style-name="Descr_5f_ttl"><text:span text:style-name="T90">Doors </text:span></text:span><text:span text:style-name="Descr_5f_ttl"><text:span text:style-name="T73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4"><text:span text:style-name="Descr_5f_loop"><text:span text:style-name="T73">(Loop = how </text:span></text:span><text:span text:style-name="Descr_5f_loop"><text:span text:style-name="T145">many </text:span></text:span><text:span text:style-name="Descr_5f_loop"><text:span text:style-name="T91">doors </text:span></text:span><text:span text:style-name="Descr_5f_loop"><text:span text:style-name="T146">are</text:span></text:span><text:span text:style-name="Descr_5f_loop"><text:span text:style-name="T91"> </text:span></text:span><text:span text:style-name="Descr_5f_loop"><text:span text:style-name="T73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6">unsigned int</text:span></text:span><text:span text:style-name="Descr_5f_dtype">)</text:span><text:span text:style-name="Descr"><text:span text:style-name="T73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6">unsigned int</text:span></text:span><text:span text:style-name="Descr_5f_dtype">)</text:span><text:span text:style-name="Descr"><text:span text:style-name="T73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6">unsigned int</text:span></text:span><text:span text:style-name="Descr_5f_dtype">)</text:span><text:span text:style-name="Descr"><text:span text:style-name="T73"> Door type: </text:span></text:span><text:span text:style-name="Descr"><text:span text:style-name="T92">[1] </text:span></text:span><text:span text:style-name="Descr"><text:span text:style-name="T73">pipe, </text:span></text:span><text:span text:style-name="Descr"><text:span text:style-name="T92">[2] </text:span></text:span><text:span text:style-name="Descr"><text:span text:style-name="T73">door, </text:span></text:span><text:span text:style-name="Descr"><text:span text:style-name="T92">[0] </text:span></text:span><text:span text:style-name="Descr"><text:span text:style-name="T73">instant</text:span></text:span></text:p>
          </table:table-cell>
        </table:table-row>
        <table:table-row>
          <table:table-cell table:style-name="Таблица7.A2" office:value-type="string">
            <text:p text:style-name="P123"><text:span text:style-name="T73">"</text:span><text:span text:style-name="T155">file.lvl</text:span><text:span text:style-name="T73">"</text:span>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3"> Warp to level<text:tab/><text:tab/>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4"><text:span text:style-name="Descr_5f_dtype">(</text:span><text:span text:style-name="Descr_5f_dtype"><text:span text:style-name="T266">unsigned int</text:span></text:span><text:span text:style-name="Descr_5f_dtype">)</text:span><text:span text:style-name="Descr"><text:span text:style-name="T73"> Normal Entrance / </text:span></text:span><text:span text:style-name="Descr"><text:span text:style-name="T123">To </text:span></text:span><text:span text:style-name="Descr"><text:span text:style-name="T73">Warp [0-</text:span></text:span><text:span text:style-name="Descr"><text:span text:style-name="T122">100</text:span></text:span><text:span text:style-name="Descr"><text:span text:style-name="T73">]<text:tab/>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73"> Level Entrance (can not enter)<text:tab/><text:tab/>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73"> Level Exit </text:span></text:span><text:span text:style-name="Descr"><text:span text:style-name="T93">(End of level)<text:tab/><text:tab/>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73"> Wrap to X </text:span></text:span><text:span text:style-name="Descr"><text:span text:style-name="T125">on world map </text:span></text:span><text:span text:style-name="Descr"><text:span text:style-name="T73">(-1 is empty)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73"> Wrap to Y </text:span></text:span><text:span text:style-name="Descr"><text:span text:style-name="T125">on world map </text:span></text:span><text:span text:style-name="Descr"><text:span text:style-name="T73">(-1 is empty)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41">unsigned </text:span></text:span><text:span text:style-name="Descr_5f_dtype"><text:span text:style-name="T27">int</text:span></text:span><text:span text:style-name="Descr_5f_dtype">)</text:span><text:span text:style-name="Descr"><text:span text:style-name="T73"> Need a stars </text:span></text:span><text:span text:style-name="Descr"><text:span text:style-name="T94">for enter<text:tab/><text:tab/><text:tab/></text:span></text:span><text:span text:style-name="Descr_5f_FileFormatLimit"><text:span text:style-name="T224">(&gt;=</text:span></text:span><text:span text:style-name="Descr_5f_FileFormatLimit"><text:span text:style-name="T236">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6">string</text:span></text:span><text:span text:style-name="Descr_5f_dtype">)</text:span><text:span text:style-name="Descr"><text:span text:style-name="T73"> Layer </text:span></text:span><text:span text:style-name="Descr"><text:span text:style-name="T95">name<text:tab/><text:tab/><text:tab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17" office:value-type="string">
            <text:p text:style-name="P53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244"> &lt;</text:span></text:span><text:span text:style-name="Descr"><text:span text:style-name="T245">unused&gt;, always FALSE<text:tab/><text:tab/></text:span></text:span><text:span text:style-name="Descr_5f_FileFormatLimit">(&gt;=</text:span><text:span text:style-name="Descr_5f_FileFormatLimit"><text:span text:style-name="T258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73"> No Yoshi<text:tab/></text:span></text:span><text:span text:style-name="Descr_5f_FileFormatLimit"><text:span text:style-name="T224">(&gt;=</text:span></text:span><text:span text:style-name="Descr_5f_FileFormatLimit"><text:span text:style-name="T228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73"> Allow NPC<text:tab/></text:span></text:span><text:span text:style-name="Descr_5f_FileFormatLimit"><text:span text:style-name="T224">(&gt;=</text:span></text:span><text:span text:style-name="Descr_5f_FileFormatLimit"><text:span text:style-name="T228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25"><text:span text:style-name="Descr_5f_dtype">(</text:span><text:span text:style-name="Descr_5f_dtype"><text:span text:style-name="T267">bool</text:span></text:span><text:span text:style-name="Descr_5f_dtype">)</text:span><text:span text:style-name="Descr"><text:span text:style-name="T73"> Locked<text:tab/></text:span></text:span><text:span text:style-name="Descr_5f_FileFormatLimit"><text:span text:style-name="T224">(&gt;=</text:span></text:span><text:span text:style-name="Descr_5f_FileFormatLimit"><text:span text:style-name="T228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5"><text:span text:style-name="Descr_5f_loop"><text:span text:style-name="T73">(Loop end)</text:span></text:span></text:p>
          </table:table-cell>
          <table:covered-table-cell/>
        </table:table-row>
      </table:table>
      <text:p text:style-name="P9"/>
      <text:p text:style-name="P86"><text:span text:style-name="Descr_5f_ttl"><text:span text:style-name="T87">Marker between Doors and water/quicksand</text:span></text:span><text:span text:style-name="Descr_5f_ttl"><text:span text:style-name="T73">:</text:span></text:span></text:p>
      <text:p text:style-name="P139"><text:span text:style-name="T160">"next" <text:s text:c="2"/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</text:span></text:span></text:p>
      <text:p text:style-name="P5"/>
      <text:p text:style-name="P92"><text:span text:style-name="Descr_5f_ttl"><text:span text:style-name="T96">Water/Quicksand </text:span></text:span><text:span text:style-name="Descr_5f_ttl"><text:span text:style-name="T73">descriptions: <text:line-break/></text:span></text:span><text:span text:style-name="Descr_5f_FileFormatLimit"><text:span text:style-name="T224">(&gt;=</text:span></text:span><text:span text:style-name="Descr_5f_FileFormatLimit"><text:span text:style-name="T235">32</text:span></text:span><text:span text:style-name="Descr_5f_FileFormatLimit"><text:span text:style-name="T224">), </text:span></text:span><text:span text:style-name="Descr_5f_FileFormatLimit"><text:span text:style-name="T226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6"><text:span text:style-name="Descr_5f_loop"><text:span text:style-name="T73">(Loop = how </text:span></text:span><text:span text:style-name="Descr_5f_loop"><text:span text:style-name="T145">many </text:span></text:span><text:span text:style-name="Descr_5f_loop"><text:span text:style-name="T97">water ranges </text:span></text:span><text:span text:style-name="Descr_5f_loop"><text:span text:style-name="T146">are</text:span></text:span><text:span text:style-name="Descr_5f_loop"><text:span text:style-name="T97"> </text:span></text:span><text:span text:style-name="Descr_5f_loop"><text:span text:style-name="T73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62">long</text:span></text:span><text:span text:style-name="Descr_5f_dtype">)</text:span><text:span text:style-name="Descr"><text:span text:style-name="T73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42">unsigned </text:span></text:span><text:span text:style-name="Descr_5f_dtype"><text:span text:style-name="T262">long</text:span></text:span><text:span text:style-name="Descr_5f_dtype">)</text:span><text:span text:style-name="Descr"><text:span text:style-name="T73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0"><text:span text:style-name="Descr_5f_dtype">(</text:span><text:span text:style-name="Descr_5f_dtype"><text:span text:style-name="T268">unsigned long</text:span></text:span><text:span text:style-name="Descr_5f_dtype">)</text:span><text:span text:style-name="Descr"><text:span text:style-name="T73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47"> </text:span></text:span><text:span text:style-name="Descr"><text:span text:style-name="T246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68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68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89"><text:span text:style-name="Descr_5f_loop"><text:span text:style-name="T73">(Loop end)</text:span></text:span></text:p>
          </table:table-cell>
          <table:covered-table-cell/>
        </table:table-row>
      </table:table>
      <text:p text:style-name="P164"><text:span text:style-name="Descr_5f_ttl"><text:span text:style-name="T87"/></text:span></text:p>
      <text:p text:style-name="P164"><text:span text:style-name="Descr_5f_ttl"><text:span text:style-name="T87">Marker between water/quicksand and layers</text:span></text:span><text:span text:style-name="Descr_5f_ttl"><text:span text:style-name="T73">:</text:span></text:span></text:p>
      <text:p text:style-name="P7">"next" <text:s/><text:span text:style-name="Descr_5f_FileFormatLimit">(&gt;=</text:span><text:span text:style-name="Descr_5f_FileFormatLimit"><text:span text:style-name="T258">10</text:span></text:span><text:span text:style-name="Descr_5f_FileFormatLimit">)</text:span></text:p>
      <text:p text:style-name="P6"/>
      <text:p text:style-name="P93"><text:span text:style-name="Descr_5f_ttl"><text:span text:style-name="T98">Layers </text:span></text:span><text:span text:style-name="Descr_5f_ttl"><text:span text:style-name="T73">descriptions:<text:line-break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, </text:span></text:span><text:span text:style-name="Descr_5f_FileFormatLimit"><text:span text:style-name="T231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7"><text:span text:style-name="Descr_5f_loop"><text:span text:style-name="T73">(Loop = how </text:span></text:span><text:span text:style-name="Descr_5f_loop"><text:span text:style-name="T146">many </text:span></text:span><text:span text:style-name="Descr_5f_loop"><text:span text:style-name="T156">layers </text:span></text:span><text:span text:style-name="Descr_5f_loop"><text:span text:style-name="T166">are in</text:span></text:span><text:span text:style-name="Descr_5f_loop"><text:span text:style-name="T73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7">"Default"</text:p>
          </table:table-cell>
          <table:table-cell table:style-name="Таблица9.B2" office:value-type="string">
            <text:p text:style-name="P111"><text:span text:style-name="Descr_5f_dtype">(string)</text:span><text:span text:style-name="Descr"><text:span text:style-name="T140"> </text:span></text:span><text:span text:style-name="Descr"><text:span text:style-name="T73">Layer name</text:span></text:span></text:p>
          </table:table-cell>
        </table:table-row>
        <table:table-row>
          <table:table-cell table:style-name="Таблица9.A2" office:value-type="string">
            <text:p text:style-name="P27">#FALSE#</text:p>
          </table:table-cell>
          <table:table-cell table:style-name="Таблица9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140"> </text:span></text:span><text:span text:style-name="Descr"><text:span text:style-name="T73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7"><text:span text:style-name="Descr_5f_loop"><text:span text:style-name="T73">(Loop end)</text:span></text:span></text:p>
          </table:table-cell>
          <table:covered-table-cell/>
        </table:table-row>
      </table:table>
      <text:p text:style-name="P87"><text:span text:style-name="Descr_5f_loop"><text:span text:style-name="T73"/></text:span></text:p>
      <text:p text:style-name="P88"><text:span text:style-name="Descr_5f_ttl"><text:span text:style-name="T87">Marker between layers and events</text:span></text:span><text:span text:style-name="Descr_5f_ttl"><text:span text:style-name="T73">:</text:span></text:span></text:p>
      <text:p text:style-name="P8">"next" <text:span text:style-name="Descr_5f_FileFormatLimit">(&gt;=</text:span><text:span text:style-name="Descr_5f_FileFormatLimit"><text:span text:style-name="T258">10</text:span></text:span><text:span text:style-name="Descr_5f_FileFormatLimit">)</text:span></text:p>
      <text:p text:style-name="P181"><text:soft-page-break/><text:span text:style-name="Descr_5f_ttl"><text:span text:style-name="T98">Events </text:span></text:span><text:span text:style-name="Descr_5f_ttl"><text:span text:style-name="T73">descriptions:<text:line-break/></text:span></text:span><text:span text:style-name="Descr_5f_FileFormatLimit"><text:span text:style-name="T224">(&gt;=</text:span></text:span><text:span text:style-name="Descr_5f_FileFormatLimit"><text:span text:style-name="T230">10</text:span></text:span><text:span text:style-name="Descr_5f_FileFormatLimit"><text:span text:style-name="T224">), </text:span></text:span><text:span text:style-name="Descr_5f_FileFormatLimit"><text:span text:style-name="T232">else skip </text:span></text:span><text:span text:style-name="Descr_5f_FileFormatLimit"><text:span text:style-name="T177">section</text:span></text:span></text:p>
      <text:p text:style-name="P17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92"><text:span text:style-name="Descr_5f_loop"><text:span text:style-name="T147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5">"New Event"</text:p>
          </table:table-cell>
          <table:table-cell table:style-name="Таблица10.B2" office:value-type="string">
            <text:p text:style-name="P132"><text:span text:style-name="Descr_5f_dtype">(string)</text:span><text:span text:style-name="Descr"><text:span text:style-name="T140"> </text:span></text:span><text:span text:style-name="Descr"><text:span text:style-name="T73">Event name</text:span></text:span></text:p>
          </table:table-cell>
        </table:table-row>
        <table:table-row>
          <table:table-cell table:style-name="Таблица10.A2" office:value-type="string">
            <text:p text:style-name="P55">"All super-puper!!!))))))"</text:p>
          </table:table-cell>
          <table:table-cell table:style-name="Таблица10.B2" office:value-type="string">
            <text:p text:style-name="P132"><text:span text:style-name="Descr_5f_dtype">(string)</text:span><text:span text:style-name="Descr"><text:span text:style-name="T140"> </text:span></text:span><text:span text:style-name="Descr"><text:span text:style-name="T73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5">0</text:p>
          </table:table-cell>
          <table:table-cell table:style-name="Таблица10.B2" office:value-type="string">
            <text:p text:style-name="P132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140"> </text:span></text:span><text:span text:style-name="Descr"><text:span text:style-name="T73">Play sound number (0 is don't play sound)<text:tab/></text:span></text:span><text:span text:style-name="Descr_5f_FileFormatLimit"><text:span text:style-name="T224">(&gt;=</text:span></text:span><text:span text:style-name="Descr_5f_FileFormatLimit"><text:span text:style-name="T229">1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55">0</text:p>
          </table:table-cell>
          <table:table-cell table:style-name="Таблица10.B2" office:value-type="string">
            <text:p text:style-name="P132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140"> </text:span></text:span><text:span text:style-name="Descr"><text:span text:style-name="T73">End game type (0 – none, or 1 – Bo</text:span></text:span><text:span text:style-name="Descr"><text:span text:style-name="T99">w</text:span></text:span><text:span text:style-name="Descr"><text:span text:style-name="T73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662856937296644316" text:style-name="L5">
              <text:list-item>
                <text:p text:style-name="P188"><text:span text:style-name="Descr"><text:span text:style-name="Descr_5f_loop"><text:span text:style-name="T73">(loop 20 times </text:span></text:span></text:span><text:span text:style-name="Descr_5f_loop"><text:span text:style-name="T100">= Show/hide/toggle layers lists</text:span></text:span><text:span text:style-name="Descr"><text:span text:style-name="Descr_5f_loop"><text:span text:style-name="T7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5">"hideme1"</text:p>
          </table:table-cell>
          <table:table-cell table:style-name="Таблица10.A6" office:value-type="string">
            <text:p text:style-name="P133"><text:span text:style-name="Descr_5f_dtype">(string)</text:span><text:span text:style-name="Descr"><text:span text:style-name="T140"> </text:span></text:span><text:span text:style-name="Descr"><text:span text:style-name="T73">Hide layer</text:span></text:span></text:p>
          </table:table-cell>
        </table:table-row>
        <table:table-row>
          <table:table-cell table:style-name="Таблица10.A7" office:value-type="string">
            <text:p text:style-name="P55">"showme1"</text:p>
          </table:table-cell>
          <table:table-cell table:style-name="Таблица10.A6" office:value-type="string">
            <text:p text:style-name="P133"><text:span text:style-name="Descr_5f_dtype">(string)</text:span><text:span text:style-name="Descr"><text:span text:style-name="T140"> </text:span></text:span><text:span text:style-name="Descr"><text:span text:style-name="T73">Show layer</text:span></text:span></text:p>
          </table:table-cell>
        </table:table-row>
        <table:table-row>
          <table:table-cell table:style-name="Таблица10.A7" office:value-type="string">
            <text:p text:style-name="P55">"Toggleme1"</text:p>
          </table:table-cell>
          <table:table-cell table:style-name="Таблица10.A6" office:value-type="string">
            <text:p text:style-name="P133"><text:span text:style-name="Descr_5f_dtype">(string)</text:span><text:span text:style-name="Descr"><text:span text:style-name="T140"> </text:span></text:span><text:span text:style-name="Descr"><text:span text:style-name="T73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984195316737400631" text:style-name="L6">
              <text:list-item>
                <text:p text:style-name="P189"><text:span text:style-name="Descr_5f_loop"><text:span text:style-name="T73">(loop </text:span></text:span><text:span text:style-name="Descr_5f_loop"><text:span text:style-name="T101">20 times </text:span></text:span><text:span text:style-name="Descr_5f_loop"><text:span text:style-name="T73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48"><text:span text:style-name="Descr"><text:span text:style-name="T180">Warning:</text:span></text:span><text:span text:style-name="Descr"><text:span text:style-name="T102"> </text:span></text:span><text:span text:style-name="Descr"><text:span text:style-name="T73">In SMBX exist bug: if you add 2</text:span></text:span><text:span text:style-name="Descr"><text:span text:style-name="T103">1'st</text:span></text:span><text:span text:style-name="Descr"><text:span text:style-name="T73"> layer in </text:span></text:span><text:span text:style-name="Descr"><text:span text:style-name="T104">any</text:span></text:span><text:span text:style-name="Descr"><text:span text:style-name="T73"> list,<text:line-break/></text:span></text:span><text:span text:style-name="Descr"><text:span text:style-name="T105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5">""</text:p>
          </table:table-cell>
          <table:table-cell table:style-name="Таблица10.B2" office:value-type="string">
            <text:p text:style-name="P134"><text:span text:style-name="Descr_5f_dtype">(string)</text:span><text:span text:style-name="Descr"><text:span text:style-name="T140"> </text:span></text:span><text:span text:style-name="Descr"><text:span text:style-name="T7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4"><text:span text:style-name="Descr_5f_dtype">(string)</text:span><text:span text:style-name="Descr"><text:span text:style-name="T140"> </text:span></text:span><text:span text:style-name="Descr"><text:span text:style-name="T73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67">""</text:p>
          </table:table-cell>
          <table:table-cell table:style-name="Таблица10.B2" office:value-type="string">
            <text:p text:style-name="P168"><text:span text:style-name="Descr_5f_dtype">(string)</text:span><text:span text:style-name="Descr"><text:span text:style-name="T140"> </text:span></text:span><text:span text:style-name="Descr"><text:span text:style-name="T73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1159252061367797142" text:style-name="L7">
              <text:list-item>
                <text:p text:style-name="P191"><text:span text:style-name="Descr"><text:span text:style-name="Descr_5f_loop"><text:span text:style-name="T73">(loop 21 times </text:span></text:span></text:span><text:span text:style-name="Descr"><text:span text:style-name="Descr_5f_loop"><text:span text:style-name="T106">start </text:span></text:span></text:span><text:span text:style-name="Descr"><text:span text:style-name="Descr_5f_loop"><text:span text:style-name="T115">(for </text:span></text:span></text:span><text:span text:style-name="Descr"><text:span text:style-name="Descr_5f_loop"><text:span text:style-name="T129">each</text:span></text:span></text:span><text:span text:style-name="Descr"><text:span text:style-name="Descr_5f_loop"><text:span text:style-name="T115"> 21 sections</text:span></text:span></text:span><text:span text:style-name="Descr"><text:span text:style-name="Descr_5f_loop"><text:span text:style-name="T73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5">-1</text:p>
          </table:table-cell>
          <table:table-cell table:style-name="Таблица10.A6" office:value-type="string">
            <text:p text:style-name="P135"><text:span text:style-name="Descr_5f_dtype">(int)</text:span><text:span text:style-name="Descr"><text:span text:style-name="T141"> </text:span></text:span><text:span text:style-name="Descr"><text:span text:style-name="T112">Set Music ([-1] don't change; [-2] default; or </text:span></text:span><text:span text:style-name="Descr"><text:span text:style-name="T113">number </text:span></text:span><text:span text:style-name="Descr"><text:span text:style-name="T112">of music)</text:span></text:span></text:p>
          </table:table-cell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35"><text:span text:style-name="Descr_5f_dtype">(int)</text:span><text:span text:style-name="Descr"><text:span text:style-name="T141"> </text:span></text:span><text:span text:style-name="Descr"><text:span text:style-name="T112">Set </text:span></text:span><text:span text:style-name="Descr"><text:span text:style-name="T113">Background</text:span></text:span><text:span text:style-name="Descr"><text:span text:style-name="T112"> ([-1] don't change; [-2] default; or </text:span></text:span><text:span text:style-name="Descr"><text:span text:style-name="T113"># </text:span></text:span><text:span text:style-name="Descr"><text:span text:style-name="T112">of </text:span></text:span><text:span text:style-name="Descr"><text:span text:style-name="T113">back</text:span></text:span><text:span text:style-name="Descr"><text:span text:style-name="T112">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35"><text:span text:style-name="Descr_5f_dtype">(long)</text:span><text:span text:style-name="Descr"><text:span text:style-name="T141"> </text:span></text:span><text:span text:style-name="Descr"><text:span text:style-name="T114">Set Position </text:span></text:span><text:span text:style-name="Descr"><text:span text:style-name="T112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1"><text:span text:style-name="Descr"><text:span text:style-name="T112"/></text:span></text:p>
          </table:table-cell>
          <table:table-cell table:style-name="Таблица10.A6" office:value-type="string">
            <text:p text:style-name="P131"><text:span text:style-name="Descr"><text:span text:style-name="T115">or </text:span></text:span><text:span text:style-name="Descr"><text:span text:style-name="T191">LEFT </text:span></text:span><text:span text:style-name="Descr"><text:span text:style-name="T115">x coordinates for section=</text:span></text:span><text:span text:style-name="Descr"><text:span text:style-name="Descr_5f_var">current_loop</text:span></text:span><text:span text:style-name="Descr"><text:span text:style-name="T114">)</text:span></text:span></text:p>
          </table:table-cell>
        </table:table-row>
        <table:table-row>
          <table:table-cell table:style-name="Таблица10.A7" office:value-type="string">
            <text:p text:style-name="P59">0</text:p>
          </table:table-cell>
          <table:table-cell table:style-name="Таблица10.A6" office:value-type="string">
            <text:p text:style-name="P135"><text:span text:style-name="Descr_5f_dtype"><text:span text:style-name="T69">(long)</text:span></text:span><text:span text:style-name="Descr"><text:span text:style-name="T221"> </text:span></text:span><text:span text:style-name="Descr"><text:span text:style-name="T179">TOP</text:span></text:span><text:span text:style-name="Descr"><text:span text:style-name="T115"> </text:span></text:span><text:span text:style-name="Descr"><text:span text:style-name="T116">y</text:span></text:span><text:span text:style-name="Descr"><text:span text:style-name="T11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9">0</text:p>
          </table:table-cell>
          <table:table-cell table:style-name="Таблица10.A6" office:value-type="string">
            <text:p text:style-name="P135"><text:span text:style-name="Descr_5f_dtype"><text:span text:style-name="T69">(long)</text:span></text:span><text:span text:style-name="Descr"><text:span text:style-name="T221"> </text:span></text:span><text:span text:style-name="Descr"><text:span text:style-name="T192">BOTTOM</text:span></text:span><text:span text:style-name="Descr"><text:span text:style-name="T115"> </text:span></text:span><text:span text:style-name="Descr"><text:span text:style-name="T116">y</text:span></text:span><text:span text:style-name="Descr"><text:span text:style-name="T115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59">0</text:p>
          </table:table-cell>
          <table:table-cell table:style-name="Таблица10.A6" office:value-type="string">
            <text:p text:style-name="P135"><text:span text:style-name="Descr_5f_dtype"><text:span text:style-name="T69">(long)</text:span></text:span><text:span text:style-name="Descr"><text:span text:style-name="T221"> </text:span></text:span><text:span text:style-name="Descr"><text:span text:style-name="T167">RIGHT</text:span></text:span><text:span text:style-name="Descr"><text:span text:style-name="T115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7645290531431516386" text:style-name="L8">
              <text:list-item>
                <text:p text:style-name="P190"><text:span text:style-name="Descr_5f_loop"><text:span text:style-name="T73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4">"Trigger event"</text:p>
          </table:table-cell>
          <table:table-cell table:style-name="Таблица10.B2" office:value-type="string">
            <text:p text:style-name="P141"><text:span text:style-name="Descr_5f_dtype">(string)</text:span><text:span text:style-name="Descr"><text:span text:style-name="T140"> </text:span></text:span><text:span text:style-name="Descr"><text:span text:style-name="T73">Trigger event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4">1532</text:p>
          </table:table-cell>
          <table:table-cell table:style-name="Таблица10.B2" office:value-type="string">
            <text:p text:style-name="P141"><text:span text:style-name="Descr_5f_dtype">(</text:span><text:span text:style-name="Descr_5f_dtype"><text:span text:style-name="T271">unsigned int</text:span></text:span><text:span text:style-name="Descr_5f_dtype">)</text:span><text:span text:style-name="Descr"><text:span text:style-name="T140"> </text:span></text:span><text:span text:style-name="Descr"><text:span text:style-name="T73">Start trigger event after x </text:span></text:span><text:span text:style-name="Descr"><text:span text:style-name="T107">[</text:span></text:span><text:span text:style-name="Descr"><text:span text:style-name="T73">sec*10</text:span></text:span><text:span text:style-name="Descr"><text:span text:style-name="T107">]. </text:span></text:span><text:span text:style-name="Descr"><text:span text:style-name="T141">i.e. </text:span></text:span><text:span text:style-name="Descr"><text:span text:style-name="T107">153,2 sec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109">No Smoke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7">ALT-JUMP</text:span></text:span><text:span text:style-name="Descr"><text:span text:style-name="T73"> player control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6">ALT-RUN</text:span></text:span><text:span text:style-name="Descr"><text:span text:style-name="T73"> player control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2">DOWN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8">DROP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5">JUMP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0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1">LEFT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3">RIGHT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4">RUN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89">S</text:span></text:span><text:span text:style-name="Descr"><text:span text:style-name="T190">TART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55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73">Hold </text:span></text:span><text:span text:style-name="Descr"><text:span text:style-name="T179">UP</text:span></text:span><text:span text:style-name="Descr"><text:span text:style-name="T73"> player control<text:tab/><text:tab/><text:tab/><text:tab/></text:span></text:span><text:span text:style-name="Descr_5f_FileFormatLimit"><text:span text:style-name="T224">(&gt;=</text:span></text:span><text:span text:style-name="Descr_5f_FileFormatLimit"><text:span text:style-name="T233">28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140"> </text:span></text:span><text:span text:style-name="Descr"><text:span text:style-name="T110">Auto </text:span></text:span><text:span text:style-name="Descr"><text:span text:style-name="T111">s</text:span></text:span><text:span text:style-name="Descr"><text:span text:style-name="T110">tart<text:tab/><text:tab/><text:tab/><text:tab/></text:span></text:span><text:span text:style-name="Descr_5f_FileFormatLimit"><text:span text:style-name="T224">(&gt;=</text:span></text:span><text:span text:style-name="Descr_5f_FileFormatLimit"><text:span text:style-name="T234">32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130"><text:span text:style-name="T73">"</text:span><text:span text:style-name="T159">MoveMe</text:span><text:span text:style-name="T73">"</text:span></text:p>
          </table:table-cell>
          <table:table-cell table:style-name="Таблица10.B2" office:value-type="string">
            <text:p text:style-name="P135"><text:span text:style-name="Descr_5f_dtype">(string)</text:span><text:span text:style-name="Descr"><text:span text:style-name="T140"> </text:span></text:span><text:span text:style-name="Descr"><text:span text:style-name="T73">Layer name for movement<text:tab/><text:tab/><text:tab/><text:tab/></text:span></text:span><text:span text:style-name="Descr_5f_FileFormatLimit"><text:span text:style-name="T224">(&gt;=</text:span></text:span><text:span text:style-name="Descr_5f_FileFormatLimit"><text:span text:style-name="T234">32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55">0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int</text:span></text:span><text:span text:style-name="Descr_5f_dtype">)</text:span><text:span text:style-name="Descr"><text:span text:style-name="T140"> </text:span></text:span><text:span text:style-name="Descr"><text:span text:style-name="T73">Layer moving speed – hori</text:span></text:span><text:span text:style-name="Descr"><text:span text:style-name="T108">z</text:span></text:span><text:span text:style-name="Descr"><text:span text:style-name="T73">ontal </text:span></text:span><text:span text:style-name="Descr"><text:span text:style-name="T126">(-Left/+Right)<text:tab/></text:span></text:span><text:span text:style-name="Descr_5f_FileFormatLimit"><text:span text:style-name="T224">(&gt;=</text:span></text:span><text:span text:style-name="Descr_5f_FileFormatLimit"><text:span text:style-name="T234">32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2">0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int</text:span></text:span><text:span text:style-name="Descr_5f_dtype">)</text:span><text:span text:style-name="Descr"><text:span text:style-name="T140"> </text:span></text:span><text:span text:style-name="Descr"><text:span text:style-name="T73">Layer moving speed – vertical </text:span></text:span><text:span text:style-name="Descr"><text:span text:style-name="T126">(</text:span></text:span><text:span text:style-name="Descr"><text:span text:style-name="T127">+Up/-Down</text:span></text:span><text:span text:style-name="Descr"><text:span text:style-name="T126">)<text:tab/></text:span></text:span><text:span text:style-name="Descr_5f_FileFormatLimit"><text:span text:style-name="T224">(&gt;=</text:span></text:span><text:span text:style-name="Descr_5f_FileFormatLimit"><text:span text:style-name="T234">32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int</text:span></text:span><text:span text:style-name="Descr_5f_dtype">)</text:span><text:span text:style-name="Descr"><text:span text:style-name="T140"> </text:span></text:span><text:span text:style-name="Descr"><text:span text:style-name="T73">Move screen </text:span></text:span><text:span text:style-name="Descr"><text:span text:style-name="T108">horizontal</text:span></text:span><text:span text:style-name="Descr"><text:span text:style-name="T73"> speed </text:span></text:span><text:span text:style-name="Descr"><text:span text:style-name="T126">(-Left/+Right)<text:tab/></text:span></text:span><text:span text:style-name="Descr_5f_FileFormatLimit"><text:span text:style-name="T224">(&gt;=</text:span></text:span><text:span text:style-name="Descr_5f_FileFormatLimit"><text:span text:style-name="T227">49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int</text:span></text:span><text:span text:style-name="Descr_5f_dtype">)</text:span><text:span text:style-name="Descr"><text:span text:style-name="T140"> </text:span></text:span><text:span text:style-name="Descr"><text:span text:style-name="T73">Move screen vertical speed </text:span></text:span><text:span text:style-name="Descr"><text:span text:style-name="T126">(</text:span></text:span><text:span text:style-name="Descr"><text:span text:style-name="T127">+Up/-Down</text:span></text:span><text:span text:style-name="Descr"><text:span text:style-name="T126">)<text:tab/></text:span></text:span><text:span text:style-name="Descr_5f_FileFormatLimit"><text:span text:style-name="T224">(&gt;=</text:span></text:span><text:span text:style-name="Descr_5f_FileFormatLimit"><text:span text:style-name="T227">49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A2" office:value-type="string">
            <text:p text:style-name="P55">0</text:p>
          </table:table-cell>
          <table:table-cell table:style-name="Таблица10.B2" office:value-type="string">
            <text:p text:style-name="P135"><text:span text:style-name="Descr_5f_dtype">(</text:span><text:span text:style-name="Descr_5f_dtype"><text:span text:style-name="T271">int</text:span></text:span><text:span text:style-name="Descr_5f_dtype">)</text:span><text:span text:style-name="Descr"><text:span text:style-name="T140"> </text:span></text:span><text:span text:style-name="Descr"><text:span text:style-name="T73">Scroll section x, (in file value is x-1)<text:tab/><text:tab/></text:span></text:span><text:span text:style-name="Descr_5f_FileFormatLimit"><text:span text:style-name="T224">(&gt;=</text:span></text:span><text:span text:style-name="Descr_5f_FileFormatLimit"><text:span text:style-name="T227">49</text:span></text:span><text:span text:style-name="Descr_5f_FileFormatLimit"><text:span text:style-name="T224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4"><text:span text:style-name="Descr_5f_loop"><text:span text:style-name="T73">(Loop end)</text:span></text:span></text:p>
          </table:table-cell>
          <table:covered-table-cell/>
        </table:table-row>
      </table:table>
      <text:p text:style-name="P13"/>
      <text:p text:style-name="P155">--End of file--</text:p>
      <text:p text:style-name="P12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7T07:53:39.907000000</dc:date>
    <meta:editing-duration>P2DT12H22M14S</meta:editing-duration>
    <meta:editing-cycles>594</meta:editing-cycles>
    <meta:generator>LibreOffice/4.2.4.2$Windows_x86 LibreOffice_project/63150712c6d317d27ce2db16eb94c2f3d7b699f8</meta:generator>
    <meta:document-statistic meta:table-count="10" meta:image-count="5" meta:object-count="1" meta:page-count="9" meta:paragraph-count="385" meta:word-count="1690" meta:character-count="10065" meta:non-whitespace-character-count="868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